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2C1000000E2D366F84206648FC0.png" manifest:media-type="image/png"/>
  <manifest:file-entry manifest:full-path="Pictures/10000000000002460000011D0F7B373B13C9DC8A.png" manifest:media-type="image/png"/>
  <manifest:file-entry manifest:full-path="Pictures/100000000000023A0000022CB97F3DEF8FEE1214.png" manifest:media-type="image/png"/>
  <manifest:file-entry manifest:full-path="Pictures/10000000000001C4000001104572DFA56BCECC22.png" manifest:media-type="image/png"/>
  <manifest:file-entry manifest:full-path="Pictures/1000000000000217000000A5B48A2B8B528FC411.png" manifest:media-type="image/png"/>
  <manifest:file-entry manifest:full-path="Pictures/1000000000000317000001EDF3E3144E9B8F3242.png" manifest:media-type="image/png"/>
  <manifest:file-entry manifest:full-path="Pictures/10000000000001EA00000119CA919DB2B258B637.png" manifest:media-type="image/png"/>
  <manifest:file-entry manifest:full-path="Pictures/1000000000000564000002EF046C612D11022497.png" manifest:media-type="image/png"/>
  <manifest:file-entry manifest:full-path="Pictures/100000000000044600000208023AE6BC241E3DF9.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Han Sans CN" svg:font-family="'Source Han Sans CN'" style:font-family-generic="system" style:font-pitch="variable"/>
    <style:font-face style:name="Times" svg:font-family="Times" style:font-family-generic="roman"/>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pitch="variable"/>
    <style:font-face style:name="Times New Roman4" svg:font-family="'Times New Roman'" style:font-adornments="Italic" style:font-family-generic="roman" style:font-pitch="variable"/>
    <style:font-face style:name="Times New Roman5" svg:font-family="'Times New Roman'" style:font-adornments="Regular" style:font-family-generic="roman" style:font-pitch="variable"/>
    <style:font-face style:name="Times new roman" svg:font-family="'Times new roman'" style:font-family-generic="roman"/>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Standard">
      <style:paragraph-properties fo:margin-left="0.847cm" fo:margin-right="0cm" fo:margin-top="0cm" fo:margin-bottom="0.247cm" style:contextual-spacing="false" fo:line-height="120%" fo:text-indent="-0.847cm" style:auto-text-indent="false"/>
      <style:text-properties style:font-name="Times New Roman1" fo:font-size="12pt"/>
    </style:style>
    <style:style style:name="P6" style:family="paragraph" style:parent-style-name="Standard">
      <style:text-properties style:font-name="Times New Roman1" fo:font-size="12pt"/>
    </style:style>
    <style:style style:name="P7"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style:font-size-asian="10pt" style:font-size-complex="10pt"/>
    </style:style>
    <style:style style:name="P8" style:family="paragraph" style:parent-style-name="Standard">
      <style:text-properties officeooo:paragraph-rsid="002eb761"/>
    </style:style>
    <style:style style:name="P9" style:family="paragraph" style:parent-style-name="Standard" style:master-page-name="">
      <loext:graphic-properties draw:fill="none"/>
      <style:paragraph-properties fo:margin-left="0cm" fo:margin-right="1.6cm" fo:text-indent="0cm" style:auto-text-indent="false" style:page-number="auto" fo:background-color="transparent"/>
      <style:text-properties officeooo:paragraph-rsid="002eb761"/>
    </style:style>
    <style:style style:name="P10" style:family="paragraph" style:parent-style-name="Standard">
      <style:text-properties officeooo:paragraph-rsid="00335137"/>
    </style:style>
    <style:style style:name="P11" style:family="paragraph" style:parent-style-name="Standard">
      <style:text-properties officeooo:paragraph-rsid="003054db"/>
    </style:style>
    <style:style style:name="P12" style:family="paragraph" style:parent-style-name="Standard">
      <style:text-properties officeooo:rsid="007b996a" officeooo:paragraph-rsid="007b996a"/>
    </style:style>
    <style:style style:name="P13" style:family="paragraph" style:parent-style-name="_34_._20_Contenido_20_">
      <style:text-properties fo:font-variant="normal" fo:text-transform="none" fo:color="#000000" loext:opacity="100%" style:font-name="Liberation Serif" fo:font-size="12pt" fo:letter-spacing="normal" fo:font-style="normal" fo:font-weight="normal" officeooo:rsid="002c4033" style:font-size-asian="12pt" style:font-size-complex="12pt"/>
    </style:style>
    <style:style style:name="P14" style:family="paragraph" style:parent-style-name="_34_._20_Contenido_20_">
      <style:paragraph-properties fo:line-height="150%"/>
      <style:text-properties officeooo:paragraph-rsid="008b48c1"/>
    </style:style>
    <style:style style:name="P15" style:family="paragraph" style:parent-style-name="_30_._20_Caratula_20_Titulo_20_7_20__28_Evaluación_29_">
      <style:paragraph-properties fo:line-height="150%"/>
    </style:style>
    <style:style style:name="P16" style:family="paragraph" style:parent-style-name="_34_._20_Contenido_20_">
      <style:text-properties officeooo:paragraph-rsid="004a00ab"/>
    </style:style>
    <style:style style:name="P17" style:family="paragraph" style:parent-style-name="_34_._20_Contenido_20_">
      <style:text-properties officeooo:paragraph-rsid="0071d905"/>
    </style:style>
    <style:style style:name="P18" style:family="paragraph" style:parent-style-name="_34_._20_Contenido_20_">
      <style:text-properties officeooo:paragraph-rsid="0088f710"/>
    </style:style>
    <style:style style:name="P19" style:family="paragraph" style:parent-style-name="_34_._20_Contenido_20_">
      <style:text-properties officeooo:paragraph-rsid="008a0bb7"/>
    </style:style>
    <style:style style:name="P20" style:family="paragraph" style:parent-style-name="_34_._20_Contenido_20_">
      <style:text-properties officeooo:paragraph-rsid="00948d63"/>
    </style:style>
    <style:style style:name="P21" style:family="paragraph" style:parent-style-name="_34_._20_Contenido_20_">
      <style:text-properties officeooo:paragraph-rsid="007d0db5"/>
    </style:style>
    <style:style style:name="P22" style:family="paragraph" style:parent-style-name="_34_._20_Contenido_20_">
      <style:text-properties officeooo:paragraph-rsid="0084e916"/>
    </style:style>
    <style:style style:name="P23" style:family="paragraph" style:parent-style-name="_30_._20_Caratula_20_Titulo_20_7_20__28_Firmas_29_">
      <style:paragraph-properties fo:line-height="100%"/>
    </style:style>
    <style:style style:name="P24" style:family="paragraph" style:parent-style-name="_33_._20_Contenido_20_Titulo_20_4">
      <style:paragraph-properties fo:text-align="justify" style:justify-single-word="false"/>
    </style:style>
    <style:style style:name="P25" style:family="paragraph" style:parent-style-name="_33_._20_Contenido_20_Titulo_20_4">
      <style:text-properties officeooo:paragraph-rsid="006cba8b"/>
    </style:style>
    <style:style style:name="P26" style:family="paragraph" style:parent-style-name="_33_._20_Contenido_20_Titulo_20_4">
      <style:text-properties officeooo:paragraph-rsid="0071562f"/>
    </style:style>
    <style:style style:name="P27" style:family="paragraph" style:parent-style-name="_30_._20_Caratula_20_Titulo_20_2_20__28_Facultad_29_">
      <style:text-properties officeooo:paragraph-rsid="0063e6d3"/>
    </style:style>
    <style:style style:name="P28" style:family="paragraph" style:parent-style-name="_34_._20_Contenido_20_despues_20_de_20_tabla">
      <style:paragraph-properties fo:break-before="page"/>
    </style:style>
    <style:style style:name="P29" style:family="paragraph" style:parent-style-name="_32_._20_Caratula_20_Indice_20_1">
      <style:paragraph-properties>
        <style:tab-stops>
          <style:tab-stop style:position="16cm" style:type="right" style:leader-style="dotted" style:leader-text="."/>
        </style:tab-stops>
      </style:paragraph-properties>
    </style:style>
    <style:style style:name="P30" style:family="paragraph" style:parent-style-name="_32_._20_Caratula_20_Indice_20_2">
      <style:paragraph-properties>
        <style:tab-stops>
          <style:tab-stop style:position="16cm" style:type="right" style:leader-style="dotted" style:leader-text="."/>
        </style:tab-stops>
      </style:paragraph-properties>
    </style:style>
    <style:style style:name="P31" style:family="paragraph" style:parent-style-name="_32_._20_Caratula_20_Indice_20_3">
      <style:paragraph-properties>
        <style:tab-stops>
          <style:tab-stop style:position="16cm" style:type="right" style:leader-style="dotted" style:leader-text="."/>
        </style:tab-stops>
      </style:paragraph-properties>
    </style:style>
    <style:style style:name="P32" style:family="paragraph" style:parent-style-name="_35_._20_Figura_20_Indice_20_1">
      <style:paragraph-properties>
        <style:tab-stops>
          <style:tab-stop style:position="16cm" style:type="right" style:leader-style="dotted" style:leader-text="."/>
        </style:tab-stops>
      </style:paragraph-properties>
    </style:style>
    <style:style style:name="P33" style:family="paragraph" style:parent-style-name="_36_._20_Tabla_20_Indice_20_1">
      <style:paragraph-properties>
        <style:tab-stops>
          <style:tab-stop style:position="16cm" style:type="right" style:leader-style="dotted" style:leader-text="."/>
        </style:tab-stops>
      </style:paragraph-properties>
    </style:style>
    <style:style style:name="P34" style:family="paragraph" style:parent-style-name="_36_._20_Tabla_20_Titulo_20_2_20__28_Fuente_29_">
      <style:text-properties fo:font-style="normal" fo:font-weight="normal" officeooo:paragraph-rsid="00962f6d" style:font-style-asian="normal" style:font-weight-asian="normal" style:font-style-complex="normal" style:font-weight-complex="normal"/>
    </style:style>
    <style:style style:name="P35" style:family="paragraph" style:parent-style-name="_34_._20_Contenido_20_">
      <style:text-properties officeooo:rsid="00a130b8" officeooo:paragraph-rsid="00a2746c"/>
    </style:style>
    <style:style style:name="P36" style:family="paragraph" style:parent-style-name="_34_._20_Contenido_20_">
      <style:text-properties officeooo:paragraph-rsid="00a821b3"/>
    </style:style>
    <style:style style:name="P37" style:family="paragraph" style:parent-style-name="_34_._20_Contenido_20_">
      <style:text-properties officeooo:paragraph-rsid="00930601"/>
    </style:style>
    <style:style style:name="P38" style:family="paragraph" style:parent-style-name="_30_._20_Caratula_20_Titulo_20_1_20__28_Universidad_29_" style:master-page-name="Primera_20_Pagina">
      <style:paragraph-properties style:page-number="auto"/>
    </style:style>
    <style:style style:name="P39" style:family="paragraph" style:parent-style-name="_30_._20_Caratula_20_Titulo_20_1_20__28_Universidad_29_" style:master-page-name="Primera_20_Pagina">
      <style:paragraph-properties style:page-number="auto"/>
      <style:text-properties officeooo:paragraph-rsid="006b07a8"/>
    </style:style>
    <style:style style:name="P40" style:family="paragraph" style:parent-style-name="_30_._20_Caratula_20_Titulo_20_4_20__28_Lugar_20_-_20_Año_29_" style:master-page-name="Primera_20_Pagina">
      <style:paragraph-properties style:page-number="auto"/>
    </style:style>
    <style:style style:name="P41" style:family="paragraph" style:parent-style-name="_30_._20_Caratula_20_Titulo_20_7_20__28_Evaluación_29_" style:list-style-name="Viñeta"/>
    <style:style style:name="P42" style:family="paragraph" style:parent-style-name="_31_._20_Caratula_20_Titulo_20_1_20__28_Agr_20_-_20_Indice_20_-_20_Anexo_29_" style:master-page-name="Primera_20_Pagina">
      <style:paragraph-properties style:page-number="auto"/>
    </style:style>
    <style:style style:name="P43" style:family="paragraph" style:parent-style-name="_31_._20_Caratula_20_Titulo_20_1_20__28_Agr_20_-_20_Indice_20_-_20_Anexo_29_" style:list-style-name="Numeración" style:master-page-name="Primera_20_Pagina">
      <style:paragraph-properties style:page-number="auto"/>
    </style:style>
    <style:style style:name="P44" style:family="paragraph" style:parent-style-name="_33_._20_Contenido_20_Titulo_20_1" style:list-style-name="Numeración"/>
    <style:style style:name="P45" style:family="paragraph" style:parent-style-name="_33_._20_Contenido_20_Titulo_20_1" style:list-style-name="Numeración">
      <style:paragraph-properties fo:break-before="page"/>
    </style:style>
    <style:style style:name="P46" style:family="paragraph" style:parent-style-name="_33_._20_Contenido_20_Titulo_20_1" style:list-style-name="Numeración">
      <style:paragraph-properties fo:break-before="page"/>
      <style:text-properties officeooo:paragraph-rsid="00866d60"/>
    </style:style>
    <style:style style:name="P47" style:family="paragraph" style:parent-style-name="_33_._20_Contenido_20_Titulo_20_2" style:list-style-name="Numeración"/>
    <style:style style:name="P48" style:family="paragraph" style:parent-style-name="_33_._20_Contenido_20_Titulo_20_2" style:list-style-name="Numeración">
      <style:paragraph-properties fo:break-before="page"/>
    </style:style>
    <style:style style:name="P49" style:family="paragraph" style:parent-style-name="_33_._20_Contenido_20_Titulo_20_2" style:list-style-name="Numeración">
      <style:text-properties officeooo:rsid="0071562f" officeooo:paragraph-rsid="0071562f"/>
    </style:style>
    <style:style style:name="P50" style:family="paragraph" style:parent-style-name="_33_._20_Contenido_20_Titulo_20_2" style:list-style-name="Numeración">
      <style:text-properties officeooo:rsid="0071562f" officeooo:paragraph-rsid="00724dc6"/>
    </style:style>
    <style:style style:name="P51" style:family="paragraph" style:parent-style-name="_33_._20_Contenido_20_Titulo_20_2" style:list-style-name="Numeración">
      <style:text-properties officeooo:rsid="008ad500" officeooo:paragraph-rsid="008b48c1"/>
    </style:style>
    <style:style style:name="P52" style:family="paragraph" style:parent-style-name="_33_._20_Contenido_20_Titulo_20_2" style:list-style-name="Numeración">
      <style:text-properties officeooo:rsid="008d3643" officeooo:paragraph-rsid="008d3643"/>
    </style:style>
    <style:style style:name="P53" style:family="paragraph" style:parent-style-name="_33_._20_Contenido_20_Titulo_20_2" style:list-style-name="Numeración">
      <style:paragraph-properties fo:margin-left="0cm" fo:margin-right="0cm" fo:margin-top="0cm" fo:margin-bottom="0cm" style:contextual-spacing="false" fo:line-height="150%" fo:text-align="justify" style:justify-single-word="false" fo:text-indent="0cm" style:auto-text-indent="false"/>
      <style:text-properties style:font-name="Times New Roman1" officeooo:rsid="008ece67" officeooo:paragraph-rsid="008ece67" fo:background-color="transparent"/>
    </style:style>
    <style:style style:name="P54" style:family="paragraph" style:parent-style-name="_33_._20_Contenido_20_Titulo_20_3" style:list-style-name="Numeración"/>
    <style:style style:name="P55" style:family="paragraph" style:parent-style-name="_33_._20_Contenido_20_Titulo_20_3" style:list-style-name="Numeración">
      <style:text-properties officeooo:paragraph-rsid="008e0d29"/>
    </style:style>
    <style:style style:name="P56" style:family="paragraph" style:parent-style-name="_33_._20_Contenido_20_Titulo_20_3" style:list-style-name="Numeración">
      <style:text-properties officeooo:paragraph-rsid="008ece67"/>
    </style:style>
    <style:style style:name="P57" style:family="paragraph" style:parent-style-name="_33_._20_Contenido_20_Titulo_20_3" style:list-style-name="Numeración">
      <style:text-properties officeooo:paragraph-rsid="0090152f"/>
    </style:style>
    <style:style style:name="P58" style:family="paragraph" style:parent-style-name="_33_._20_Contenido_20_Titulo_20_3" style:list-style-name="Numeración">
      <style:text-properties officeooo:rsid="0071562f" officeooo:paragraph-rsid="0071562f"/>
    </style:style>
    <style:style style:name="P59" style:family="paragraph" style:parent-style-name="_33_._20_Contenido_20_Titulo_20_3" style:list-style-name="Numeración">
      <style:text-properties officeooo:rsid="0071d905" officeooo:paragraph-rsid="0071d905"/>
    </style:style>
    <style:style style:name="P60" style:family="paragraph" style:parent-style-name="_33_._20_Contenido_20_Titulo_20_3" style:list-style-name="Numeración">
      <style:text-properties officeooo:rsid="00724dc6" officeooo:paragraph-rsid="00724dc6"/>
    </style:style>
    <style:style style:name="P61" style:family="paragraph" style:parent-style-name="_33_._20_Contenido_20_Titulo_20_3" style:list-style-name="Numeración">
      <style:text-properties officeooo:rsid="00724dc6" officeooo:paragraph-rsid="008d3643"/>
    </style:style>
    <style:style style:name="P62" style:family="paragraph" style:parent-style-name="_33_._20_Contenido_20_Titulo_20_3" style:list-style-name="Numeración">
      <style:paragraph-properties fo:text-align="start" style:justify-single-word="false"/>
      <style:text-properties officeooo:rsid="00a130b8" officeooo:paragraph-rsid="00a2746c"/>
    </style:style>
    <style:style style:name="P63" style:family="paragraph" style:parent-style-name="_33_._20_Contenido_20_Titulo_20_3" style:list-style-name="Numeración">
      <style:text-properties fo:text-transform="capitalize" style:font-name="Times New Roman3" fo:font-size="15pt" fo:font-weight="bold" officeooo:rsid="008d3643" officeooo:paragraph-rsid="00a2746c"/>
    </style:style>
    <style:style style:name="P64" style:family="paragraph" style:parent-style-name="_33_._20_Contenido_20_Titulo_20_3" style:list-style-name="Numeración">
      <style:text-properties fo:text-transform="capitalize" style:font-name="Times New Roman3" fo:font-size="15pt" fo:font-weight="bold" officeooo:rsid="008d3643" officeooo:paragraph-rsid="008d3643"/>
    </style:style>
    <style:style style:name="P65" style:family="paragraph" style:parent-style-name="_33_._20_Contenido_20_Titulo_20_3" style:list-style-name="Numeración">
      <style:text-properties fo:text-transform="capitalize" style:font-name="Times New Roman3" fo:font-size="15pt" fo:font-weight="bold" officeooo:rsid="00724dc6" officeooo:paragraph-rsid="008b48c1"/>
    </style:style>
    <style:style style:name="P66" style:family="paragraph" style:parent-style-name="_33_._20_Contenido_20_Titulo_20_3" style:list-style-name="Numeración">
      <style:text-properties fo:text-transform="capitalize" style:font-name="Times New Roman3" fo:font-size="15pt" fo:font-weight="bold" officeooo:rsid="002c4033" officeooo:paragraph-rsid="008b48c1"/>
    </style:style>
    <style:style style:name="P67" style:family="paragraph" style:parent-style-name="_33_._20_Contenido_20_Titulo_20_3" style:list-style-name="Numeración">
      <style:text-properties officeooo:rsid="00a2746c" officeooo:paragraph-rsid="00a2746c"/>
    </style:style>
    <style:style style:name="P68" style:family="paragraph" style:parent-style-name="_33_._20_Contenido_20_Titulo_20_3" style:list-style-name="Numeración">
      <style:text-properties officeooo:rsid="008d3643" officeooo:paragraph-rsid="008d3643"/>
    </style:style>
    <style:style style:name="P69"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officeooo:rsid="0090152f" officeooo:paragraph-rsid="0090152f"/>
    </style:style>
    <style:style style:name="P70" style:family="paragraph" style:parent-style-name="_33_._20_Contenido_20_Titulo_20_3" style:list-style-name="Numeración">
      <style:text-properties officeooo:rsid="0091e137" officeooo:paragraph-rsid="0091e137"/>
    </style:style>
    <style:style style:name="P71" style:family="paragraph" style:parent-style-name="_33_._20_Contenido_20_Titulo_20_3" style:list-style-name="Numeración">
      <style:paragraph-properties fo:text-align="start" style:justify-single-word="false"/>
      <style:text-properties style:font-name="Times New Roman1" officeooo:rsid="0091e137" officeooo:paragraph-rsid="0091e137" style:font-name-asian="Times New Roman2" style:font-name-complex="Times New Roman2"/>
    </style:style>
    <style:style style:name="P72" style:family="paragraph" style:parent-style-name="_34_._20_Contenido_20_" style:list-style-name="Viñeta"/>
    <style:style style:name="P73" style:family="paragraph" style:parent-style-name="_34_._20_Contenido_20_" style:list-style-name="Numeración"/>
    <style:style style:name="P74" style:family="paragraph" style:parent-style-name="_34_._20_Contenido_20_" style:list-style-name="Numeración">
      <style:text-properties officeooo:paragraph-rsid="008d3643"/>
    </style:style>
    <style:style style:name="P75" style:family="paragraph" style:parent-style-name="_34_._20_Contenido_20_" style:list-style-name="Numeración">
      <style:text-properties officeooo:rsid="00a130b8" officeooo:paragraph-rsid="00a2746c"/>
    </style:style>
    <style:style style:name="P76" style:family="paragraph" style:parent-style-name="_34_._20_Contenido_20_" style:list-style-name="L1"/>
    <style:style style:name="P77" style:family="paragraph" style:parent-style-name="Standard" style:list-style-name="Viñeta">
      <style:paragraph-properties fo:margin-top="0cm" fo:margin-bottom="0cm" style:contextual-spacing="false" fo:line-height="170%" fo:text-align="justify" style:justify-single-word="false"/>
      <style:text-properties fo:color="#00000a" loext:opacity="100%" style:font-name="Times New Roman1" fo:font-size="12pt" officeooo:paragraph-rsid="00411452" style:font-name-asian="Times New Roman2" style:font-size-asian="12pt" style:font-name-complex="Times New Roman2" style:font-size-complex="12pt"/>
    </style:style>
    <style:style style:name="P78" style:family="paragraph" style:parent-style-name="Standard" style:list-style-name="Viñeta">
      <loext:graphic-properties draw:fill="none"/>
      <style:paragraph-properties fo:margin-top="0cm" fo:margin-bottom="0cm" style:contextual-spacing="false" fo:line-height="170%" fo:text-align="justify" style:justify-single-word="false" fo:orphans="2" fo:widows="2" fo:background-color="transparent" style:writing-mode="lr-tb"/>
      <style:text-properties fo:color="#00000a" loext:opacity="100%" style:font-name="Times New Roman1" fo:font-size="12pt" officeooo:rsid="003b67d8" officeooo:paragraph-rsid="00411452" style:font-name-asian="Times New Roman2" style:font-size-asian="12pt" style:font-name-complex="Times New Roman2" style:font-size-complex="12pt"/>
    </style:style>
    <style:style style:name="P79" style:family="paragraph" style:parent-style-name="Standard" style:list-style-name="WWNum5">
      <style:paragraph-properties fo:margin-left="1.27cm" fo:margin-right="0cm" fo:line-height="150%" fo:text-align="justify" style:justify-single-word="false" fo:text-indent="-0.635cm" style:auto-text-indent="false"/>
      <style:text-properties style:font-name="Times New Roman1" fo:font-size="12pt" fo:font-weight="bold" officeooo:paragraph-rsid="008ece67" style:font-name-asian="Times New Roman2" style:font-size-asian="12pt" style:font-weight-asian="bold" style:font-name-complex="Times New Roman2" style:font-size-complex="12pt"/>
    </style:style>
    <style:style style:name="P80" style:family="paragraph" style:parent-style-name="Standard">
      <style:text-properties officeooo:rsid="00a99c91" officeooo:paragraph-rsid="00a99c91"/>
    </style:style>
    <style:style style:name="P8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2dd75"/>
    </style:style>
    <style:style style:name="T2" style:family="text">
      <style:text-properties officeooo:rsid="002c62f3"/>
    </style:style>
    <style:style style:name="T3" style:family="text">
      <style:text-properties officeooo:rsid="003054db"/>
    </style:style>
    <style:style style:name="T4" style:family="text">
      <style:text-properties officeooo:rsid="0032c4cf"/>
    </style:style>
    <style:style style:name="T5" style:family="text">
      <style:text-properties officeooo:rsid="003b67d8"/>
    </style:style>
    <style:style style:name="T6" style:family="text">
      <style:text-properties officeooo:rsid="003b8a54"/>
    </style:style>
    <style:style style:name="T7" style:family="text">
      <style:text-properties officeooo:rsid="003bf584"/>
    </style:style>
    <style:style style:name="T8" style:family="text">
      <style:text-properties officeooo:rsid="003d83c7"/>
    </style:style>
    <style:style style:name="T9" style:family="text">
      <style:text-properties fo:text-transform="uppercase" style:font-name="Times New Roman1" fo:font-size="18pt" fo:font-weight="bold" style:font-name-asian="Times New Roman2" style:font-size-asian="18pt" style:font-weight-asian="bold" style:font-name-complex="Times New Roman2" style:font-size-complex="18pt"/>
    </style:style>
    <style:style style:name="T10" style:family="text">
      <style:text-properties fo:text-transform="uppercase" style:font-name="Times New Roman1" fo:font-size="18pt" fo:font-weight="bold" officeooo:rsid="003d83c7" style:font-name-asian="Times New Roman2" style:font-size-asian="18pt" style:font-weight-asian="bold" style:font-name-complex="Times New Roman2" style:font-size-complex="18pt"/>
    </style:style>
    <style:style style:name="T11" style:family="text">
      <style:text-properties fo:text-transform="uppercase" style:font-name="Times New Roman1" fo:font-size="16pt" fo:font-weight="bold" style:font-name-asian="Times New Roman2" style:font-size-asian="16pt" style:font-weight-asian="bold" style:font-name-complex="Times New Roman2" style:font-size-complex="16pt"/>
    </style:style>
    <style:style style:name="T12" style:family="text">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loext:char-shading-value="0" style:font-name-asian="Times New Roman2" style:font-size-asian="12pt" style:font-name-complex="Times New Roman2" style:font-size-complex="12pt"/>
    </style:style>
    <style:style style:name="T13"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15943d" style:text-blinking="false" fo:background-color="transparent" loext:char-shading-value="0" style:font-name-asian="Times New Roman2" style:font-size-asian="12pt" style:font-name-complex="Times New Roman2" style:font-size-complex="12pt"/>
    </style:style>
    <style:style style:name="T14"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9806b0" style:text-blinking="false" fo:background-color="transparent" loext:char-shading-value="0" style:font-name-asian="Times New Roman2" style:font-size-asian="12pt" style:font-name-complex="Times New Roman2" style:font-size-complex="12pt"/>
    </style:style>
    <style:style style:name="T15"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16"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1a01ac" style:text-blinking="false" fo:background-color="transparent" loext:char-shading-value="0" style:font-size-asian="12pt" style:font-size-complex="12pt"/>
    </style:style>
    <style:style style:name="T17"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style:text-blinking="false" fo:background-color="transparent" loext:char-shading-value="0" style:font-name-asian="Times New Roman2" style:font-size-asian="12pt" style:font-name-complex="Times New Roman2" style:font-size-complex="12pt"/>
    </style:style>
    <style:style style:name="T18" style:family="text">
      <style:text-properties fo:font-variant="normal" fo:text-transform="none" fo:color="#000000" loext:opacity="100%" fo:font-size="12pt" fo:letter-spacing="normal" fo:font-style="normal" fo:font-weight="normal" style:font-name-asian="Times New Roman2" style:font-size-asian="12pt" style:font-name-complex="Times New Roman2" style:font-size-complex="12pt"/>
    </style:style>
    <style:style style:name="T19" style:family="text">
      <style:text-properties fo:font-variant="normal" fo:text-transform="none" fo:color="#000000" loext:opacity="100%" fo:font-size="12pt" fo:letter-spacing="normal" fo:font-style="normal" fo:font-weight="normal" officeooo:rsid="004aa041" style:font-name-asian="Times New Roman2" style:font-size-asian="12pt" style:font-name-complex="Times New Roman2" style:font-size-complex="12pt"/>
    </style:style>
    <style:style style:name="T20"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2" style:font-size-asian="12pt" style:font-name-complex="Times New Roman2" style:font-size-complex="12pt" loext:padding="0cm" loext:border="none"/>
    </style:style>
    <style:style style:name="T21" style:family="text">
      <style:text-properties fo:font-variant="normal" fo:text-transform="none" style:text-position="0% 100%" fo:letter-spacing="normal" fo:font-style="normal" officeooo:rsid="00646cc3" fo:background-color="#ffffff" loext:char-shading-value="0" style:font-name-asian="Times New Roman2" style:font-name-complex="Times New Roman2" loext:padding="0cm" loext:border="none"/>
    </style:style>
    <style:style style:name="T22" style:family="text">
      <style:text-properties officeooo:rsid="003dd1df"/>
    </style:style>
    <style:style style:name="T23" style:family="text">
      <style:text-properties fo:font-weight="bold" style:font-weight-asian="bold" style:font-weight-complex="bold"/>
    </style:style>
    <style:style style:name="T24" style:family="text">
      <style:text-properties fo:color="#00000a" loext:opacity="100%" style:font-name="Times New Roman1" fo:font-size="12pt" style:font-name-asian="Times New Roman2" style:font-size-asian="12pt" style:font-name-complex="Times New Roman2" style:font-size-complex="12pt"/>
    </style:style>
    <style:style style:name="T25" style:family="text">
      <style:text-properties fo:color="#00000a" loext:opacity="100%" style:font-name="Times New Roman1" fo:font-size="12pt" officeooo:rsid="00930601" style:font-name-asian="Times New Roman2" style:font-size-asian="12pt" style:font-name-complex="Times New Roman2" style:font-size-complex="12pt"/>
    </style:style>
    <style:style style:name="T26" style:family="text">
      <style:text-properties fo:color="#00000a" loext:opacity="100%" style:font-name="Times New Roman1" fo:font-size="12pt" fo:background-color="transparent" loext:char-shading-value="0" style:font-name-asian="Times New Roman2" style:font-size-asian="12pt" style:font-name-complex="Times New Roman2" style:font-size-complex="12pt"/>
    </style:style>
    <style:style style:name="T27" style:family="text">
      <style:text-properties fo:color="#00000a" loext:opacity="100%" style:font-name="Times New Roman1" fo:font-size="12pt" officeooo:rsid="009caa3a" fo:background-color="transparent" loext:char-shading-value="0" style:font-name-asian="Times New Roman2" style:font-size-asian="12pt" style:font-name-complex="Times New Roman2" style:font-size-complex="12pt"/>
    </style:style>
    <style:style style:name="T28" style:family="text">
      <style:text-properties fo:color="#00000a" loext:opacity="100%" style:font-name="Times New Roman1" fo:font-size="12pt" fo:background-color="#ead1dc" loext:char-shading-value="0" style:font-name-asian="Times New Roman2" style:font-size-asian="12pt" style:font-name-complex="Times New Roman2" style:font-size-complex="12pt"/>
    </style:style>
    <style:style style:name="T29" style:family="text">
      <style:text-properties fo:color="#00000a" loext:opacity="100%" style:font-name="Times New Roman1" style:font-name-asian="Times New Roman2" style:font-name-complex="Times New Roman2"/>
    </style:style>
    <style:style style:name="T30" style:family="text">
      <style:text-properties fo:color="#00000a" loext:opacity="100%" style:font-name="Times New Roman1" style:font-name-asian="Times New Roman2" style:font-size-asian="12pt" style:font-name-complex="Times New Roman2"/>
    </style:style>
    <style:style style:name="T31" style:family="text">
      <style:text-properties fo:color="#00000a" loext:opacity="100%" style:font-name="Times New Roman1" fo:background-color="#ffffff" loext:char-shading-value="0" style:font-name-asian="Times New Roman2" style:font-name-complex="Times New Roman2"/>
    </style:style>
    <style:style style:name="T32" style:family="text">
      <style:text-properties fo:color="#00000a" loext:opacity="100%" style:text-position="0% 100%" style:font-name="Times New Roman1" fo:font-size="12pt" style:font-name-asian="Times New Roman2" style:font-size-asian="12pt" style:font-name-complex="Times New Roman2" style:font-size-complex="12pt"/>
    </style:style>
    <style:style style:name="T33" style:family="text">
      <style:text-properties fo:color="#00000a" loext:opacity="100%" style:text-position="0% 100%" style:font-name="Times New Roman1" fo:font-size="12pt" officeooo:rsid="00930601" style:font-name-asian="Times New Roman2" style:font-size-asian="12pt" style:font-name-complex="Times New Roman2" style:font-size-complex="12pt"/>
    </style:style>
    <style:style style:name="T34" style:family="text">
      <style:text-properties fo:color="#00000a" loext:opacity="100%" style:text-position="0% 100%" style:font-name="Times" fo:font-size="12pt" style:font-name-asian="Times New Roman2" style:font-size-asian="12pt" style:font-name-complex="Times New Roman2" style:font-size-complex="12pt"/>
    </style:style>
    <style:style style:name="T35" style:family="text">
      <style:text-properties fo:color="#00000a" loext:opacity="100%" style:font-name="Times" fo:font-size="12pt" style:font-name-asian="Times New Roman2" style:font-size-asian="12pt" style:font-name-complex="Times New Roman2" style:font-size-complex="12pt"/>
    </style:style>
    <style:style style:name="T36" style:family="text">
      <style:text-properties fo:color="#00000a" loext:opacity="100%" style:font-name="Times" fo:font-size="12pt" officeooo:rsid="0010be9b" style:font-name-asian="Times New Roman2" style:font-size-asian="12pt" style:font-name-complex="Times New Roman2" style:font-size-complex="12pt"/>
    </style:style>
    <style:style style:name="T37" style:family="text">
      <style:text-properties style:text-position="0% 100%"/>
    </style:style>
    <style:style style:name="T38" style:family="text">
      <style:text-properties style:text-position="0% 100%" style:font-name="Liberation Serif" fo:font-size="12pt" style:font-name-asian="Times New Roman2" style:font-size-asian="12pt" style:font-name-complex="Times New Roman2" style:font-size-complex="12pt"/>
    </style:style>
    <style:style style:name="T39" style:family="text">
      <style:text-properties style:text-position="0% 100%" style:font-name="Times New Roman1" fo:font-size="12pt" style:font-name-asian="Times New Roman2" style:font-size-asian="12pt" style:font-name-complex="Times New Roman2" style:font-size-complex="12pt"/>
    </style:style>
    <style:style style:name="T40" style:family="text">
      <style:text-properties style:text-position="0% 100%" style:font-name="Times New Roman1" fo:font-size="12pt" officeooo:rsid="00175f44" style:font-name-asian="Times New Roman2" style:font-size-asian="12pt" style:font-name-complex="Times New Roman2" style:font-size-complex="12pt"/>
    </style:style>
    <style:style style:name="T41" style:family="text">
      <style:text-properties style:text-position="0% 100%" style:font-name="Times New Roman1" fo:font-size="12pt" fo:background-color="#ead1dc" loext:char-shading-value="0" style:font-name-asian="Times New Roman2" style:font-size-asian="12pt" style:font-name-complex="Times New Roman2" style:font-size-complex="12pt"/>
    </style:style>
    <style:style style:name="T42" style:family="text">
      <style:text-properties style:text-position="0% 100%" style:font-name="Times New Roman1" fo:font-size="12pt" fo:background-color="#ffffff" loext:char-shading-value="0" style:font-name-asian="Times New Roman2" style:font-size-asian="12pt" style:font-name-complex="Times New Roman2" style:font-size-complex="12pt"/>
    </style:style>
    <style:style style:name="T43" style:family="text">
      <style:text-properties style:text-position="0% 100%" style:font-name="Times New Roman1" fo:font-size="12pt" officeooo:rsid="00724dc6" fo:background-color="#ffffff" loext:char-shading-value="0" style:font-name-asian="Times New Roman2" style:font-size-asian="12pt" style:font-name-complex="Times New Roman2" style:font-size-complex="12pt"/>
    </style:style>
    <style:style style:name="T44" style:family="text">
      <style:text-properties style:text-position="0% 100%" style:font-name="Times New Roman1" fo:font-size="12pt" style:font-size-asian="12pt" style:font-size-complex="12pt"/>
    </style:style>
    <style:style style:name="T45" style:family="text">
      <style:text-properties style:text-position="0% 100%" style:font-name="Times New Roman1" fo:font-size="12pt" officeooo:rsid="0038a3cb" style:font-size-asian="12pt" style:font-size-complex="12pt"/>
    </style:style>
    <style:style style:name="T46" style:family="text">
      <style:text-properties style:text-position="0% 100%" style:font-name="Times New Roman1" fo:font-size="12pt" officeooo:rsid="0039aa40" style:font-size-asian="12pt" style:font-size-complex="12pt"/>
    </style:style>
    <style:style style:name="T47" style:family="text">
      <style:text-properties style:text-position="0% 100%" fo:font-size="12pt" officeooo:rsid="00216647" style:font-size-asian="12pt" style:font-size-complex="12pt"/>
    </style:style>
    <style:style style:name="T48" style:family="text">
      <style:text-properties officeooo:rsid="00411452"/>
    </style:style>
    <style:style style:name="T49" style:family="text">
      <style:text-properties fo:text-transform="capitalize" style:font-name="Times New Roman1" fo:font-size="14pt" fo:font-weight="bold" officeooo:rsid="00411452" style:font-name-asian="Times New Roman2" style:font-size-asian="14pt" style:font-weight-asian="bold" style:font-name-complex="Times New Roman2" style:font-size-complex="14pt"/>
    </style:style>
    <style:style style:name="T50" style:family="text">
      <style:text-properties fo:text-transform="capitalize" style:font-name="Times New Roman3" fo:font-size="15pt" fo:font-weight="bold"/>
    </style:style>
    <style:style style:name="T51" style:family="text">
      <style:text-properties fo:text-transform="capitalize" style:font-name="Times New Roman3" fo:font-size="15pt" fo:font-weight="bold" officeooo:rsid="002c4033"/>
    </style:style>
    <style:style style:name="T52" style:family="text">
      <style:text-properties fo:text-transform="capitalize" style:font-name="Times New Roman3" fo:font-size="15pt" fo:font-weight="bold" officeooo:rsid="008d3643"/>
    </style:style>
    <style:style style:name="T53" style:family="text">
      <style:text-properties style:font-name="Times new roman" fo:font-size="12pt" style:font-size-asian="12pt" style:font-size-complex="12pt"/>
    </style:style>
    <style:style style:name="T54" style:family="text">
      <style:text-properties style:font-name="Liberation Serif" fo:font-size="12pt" style:font-size-asian="12pt" style:font-size-complex="12pt"/>
    </style:style>
    <style:style style:name="T55" style:family="text">
      <style:text-properties style:font-name="Liberation Serif" fo:font-size="12pt" officeooo:rsid="00294326" style:font-size-asian="12pt" style:font-size-complex="12pt"/>
    </style:style>
    <style:style style:name="T56" style:family="text">
      <style:text-properties style:font-name="Liberation Serif" fo:font-size="12pt" style:font-name-asian="Times New Roman2" style:font-size-asian="12pt" style:font-name-complex="Times New Roman2" style:font-size-complex="12pt"/>
    </style:style>
    <style:style style:name="T57" style:family="text">
      <style:text-properties style:font-name="Liberation Serif" fo:font-size="12pt" officeooo:rsid="0015943d" style:font-name-asian="Times New Roman2" style:font-size-asian="12pt" style:font-name-complex="Times New Roman2" style:font-size-complex="12pt"/>
    </style:style>
    <style:style style:name="T58" style:family="text">
      <style:text-properties fo:font-style="normal" officeooo:rsid="004ea75c" style:font-style-asian="normal" style:font-style-complex="normal"/>
    </style:style>
    <style:style style:name="T59" style:family="text">
      <style:text-properties fo:font-style="italic" style:font-style-asian="italic"/>
    </style:style>
    <style:style style:name="T60" style:family="text">
      <style:text-properties fo:font-style="italic" style:font-style-asian="italic" style:font-style-complex="italic"/>
    </style:style>
    <style:style style:name="T61" style:family="text">
      <style:text-properties fo:font-style="italic" officeooo:rsid="004ea75c" style:font-style-asian="italic" style:font-style-complex="italic"/>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fo:font-style="italic" fo:font-weight="normal" officeooo:rsid="0083fe6a" style:font-style-asian="italic" style:font-weight-asian="normal" style:font-style-complex="italic" style:font-weight-complex="normal"/>
    </style:style>
    <style:style style:name="T64" style:family="text">
      <style:text-properties fo:font-style="italic" fo:font-weight="normal" officeooo:rsid="0084e916" style:font-style-asian="italic" style:font-weight-asian="normal" style:font-style-complex="italic" style:font-weight-complex="normal"/>
    </style:style>
    <style:style style:name="T65" style:family="text">
      <style:text-properties fo:font-style="italic" fo:font-weight="normal" officeooo:rsid="00866d60" style:font-style-asian="italic" style:font-weight-asian="normal" style:font-style-complex="italic" style:font-weight-complex="normal"/>
    </style:style>
    <style:style style:name="T66" style:family="text">
      <style:text-properties officeooo:rsid="0063e6d3"/>
    </style:style>
    <style:style style:name="T67" style:family="text">
      <style:text-properties officeooo:rsid="006cba8b"/>
    </style:style>
    <style:style style:name="T68" style:family="text">
      <style:text-properties style:font-name="Times New Roman1" fo:font-size="12pt" style:font-name-asian="Times New Roman2" style:font-size-asian="12pt" style:font-name-complex="Times New Roman2" style:font-size-complex="12pt"/>
    </style:style>
    <style:style style:name="T69" style:family="text">
      <style:text-properties style:font-name="Times New Roman1" fo:font-size="12pt" officeooo:rsid="00186b71" style:font-name-asian="Times New Roman2" style:font-size-asian="12pt" style:font-name-complex="Times New Roman2" style:font-size-complex="12pt"/>
    </style:style>
    <style:style style:name="T70" style:family="text">
      <style:text-properties style:font-name="Times New Roman1" fo:font-size="12pt" officeooo:rsid="001a7ab9" style:font-name-asian="Times New Roman2" style:font-size-asian="12pt" style:font-name-complex="Times New Roman2" style:font-size-complex="12pt"/>
    </style:style>
    <style:style style:name="T71" style:family="text">
      <style:text-properties style:font-name="Times New Roman1" fo:font-size="12pt" officeooo:rsid="009806b0" style:font-name-asian="Times New Roman2" style:font-size-asian="12pt" style:font-name-complex="Times New Roman2" style:font-size-complex="12pt"/>
    </style:style>
    <style:style style:name="T72" style:family="text">
      <style:text-properties style:font-name="Times New Roman1" fo:font-size="12pt" fo:background-color="#ffffff" loext:char-shading-value="0" style:font-name-asian="Times New Roman2" style:font-size-asian="12pt" style:font-name-complex="Times New Roman2" style:font-size-complex="12pt"/>
    </style:style>
    <style:style style:name="T73" style:family="text">
      <style:text-properties style:font-name="Times New Roman1" fo:font-size="12pt" officeooo:rsid="0025b6db" fo:background-color="#ffffff" loext:char-shading-value="0" style:font-name-asian="Times New Roman2" style:font-size-asian="12pt" style:font-name-complex="Times New Roman2" style:font-size-complex="12pt"/>
    </style:style>
    <style:style style:name="T74" style:family="text">
      <style:text-properties style:font-name="Times New Roman1" fo:font-size="12pt" officeooo:rsid="00272fbd" fo:background-color="#ffffff" loext:char-shading-value="0" style:font-name-asian="Times New Roman2" style:font-size-asian="12pt" style:font-name-complex="Times New Roman2" style:font-size-complex="12pt"/>
    </style:style>
    <style:style style:name="T75" style:family="text">
      <style:text-properties style:font-name="Times New Roman1" fo:font-size="12pt" officeooo:rsid="006214d8" fo:background-color="#ffffff" loext:char-shading-value="0" style:font-name-asian="Times New Roman2" style:font-size-asian="12pt" style:font-name-complex="Times New Roman2" style:font-size-complex="12pt"/>
    </style:style>
    <style:style style:name="T76" style:family="text">
      <style:text-properties style:font-name="Times New Roman1" fo:font-size="12pt" fo:background-color="transparent" loext:char-shading-value="0" style:font-name-asian="Times New Roman2" style:font-size-asian="12pt" style:font-name-complex="Times New Roman2" style:font-size-complex="12pt"/>
    </style:style>
    <style:style style:name="T77" style:family="text">
      <style:text-properties style:font-name="Times New Roman1" fo:font-size="12pt" officeooo:rsid="004c03d4" fo:background-color="transparent" loext:char-shading-value="0" style:font-name-asian="Times New Roman2" style:font-size-asian="12pt" style:font-name-complex="Times New Roman2" style:font-size-complex="12pt"/>
    </style:style>
    <style:style style:name="T78" style:family="text">
      <style:text-properties style:font-name="Times New Roman1" fo:font-size="12pt" officeooo:rsid="009fb376" fo:background-color="transparent" loext:char-shading-value="0" style:font-name-asian="Times New Roman2" style:font-size-asian="12pt" style:font-name-complex="Times New Roman2" style:font-size-complex="12pt"/>
    </style:style>
    <style:style style:name="T79" style:family="text">
      <style:text-properties style:font-name="Times New Roman1" style:font-name-asian="Times New Roman2" style:font-name-complex="Times New Roman2"/>
    </style:style>
    <style:style style:name="T80" style:family="text">
      <style:text-properties style:font-name="Times New Roman1" officeooo:rsid="008ece67" style:font-name-asian="Times New Roman2" style:font-name-complex="Times New Roman2"/>
    </style:style>
    <style:style style:name="T81" style:family="text">
      <style:text-properties style:font-name="Times New Roman1" officeooo:rsid="0090152f" style:font-name-asian="Times New Roman2" style:font-name-complex="Times New Roman2"/>
    </style:style>
    <style:style style:name="T82" style:family="text">
      <style:text-properties style:font-name="Times New Roman1" officeooo:rsid="00a86e7d"/>
    </style:style>
    <style:style style:name="T83" style:family="text">
      <style:text-properties officeooo:rsid="0071562f"/>
    </style:style>
    <style:style style:name="T84" style:family="text">
      <style:text-properties fo:font-size="12pt" style:font-size-asian="12pt" style:font-size-complex="12pt"/>
    </style:style>
    <style:style style:name="T85" style:family="text">
      <style:text-properties fo:font-size="12pt" officeooo:rsid="00216647" style:font-size-asian="12pt" style:font-size-complex="12pt"/>
    </style:style>
    <style:style style:name="T86" style:family="text">
      <style:text-properties fo:font-size="12pt" style:font-name-asian="Times New Roman2" style:font-size-asian="12pt" style:font-name-complex="Times New Roman2" style:font-size-complex="12pt"/>
    </style:style>
    <style:style style:name="T87" style:family="text">
      <style:text-properties officeooo:rsid="00724dc6"/>
    </style:style>
    <style:style style:name="T88" style:family="text">
      <style:text-properties officeooo:rsid="007537e0"/>
    </style:style>
    <style:style style:name="T89" style:family="text">
      <style:text-properties text:display="none"/>
    </style:style>
    <style:style style:name="T90" style:family="text">
      <style:text-properties fo:color="#202124" loext:opacity="100%" fo:font-size="12pt" style:font-name-asian="Times New Roman2" style:font-size-asian="12pt" style:font-name-complex="Times New Roman2" style:font-size-complex="12pt"/>
    </style:style>
    <style:style style:name="T91" style:family="text">
      <style:text-properties fo:color="#202124" loext:opacity="100%" fo:font-size="12pt" officeooo:rsid="004aa041" style:font-name-asian="Times New Roman2" style:font-size-asian="12pt" style:font-name-complex="Times New Roman2" style:font-size-complex="12pt"/>
    </style:style>
    <style:style style:name="T92" style:family="text">
      <style:text-properties fo:color="#202124" loext:opacity="100%" style:text-position="0% 100%" fo:font-size="12pt" style:font-name-asian="Times New Roman2" style:font-size-asian="12pt" style:font-name-complex="Times New Roman2" style:font-size-complex="12pt"/>
    </style:style>
    <style:style style:name="T93" style:family="text">
      <style:text-properties officeooo:rsid="008ece67"/>
    </style:style>
    <style:style style:name="T94" style:family="text">
      <style:text-properties officeooo:rsid="0090152f"/>
    </style:style>
    <style:style style:name="T95" style:family="text">
      <style:text-properties officeooo:rsid="0091e137"/>
    </style:style>
    <style:style style:name="T96" style:family="text">
      <style:text-properties officeooo:rsid="00646cc3" style:font-name-asian="Times New Roman2" style:font-name-complex="Times New Roman2"/>
    </style:style>
    <style:style style:name="T97" style:family="text">
      <style:text-properties style:text-position="super 58%"/>
    </style:style>
    <style:style style:name="T98" style:family="text">
      <style:text-properties officeooo:rsid="00962f6d"/>
    </style:style>
    <style:style style:name="T99" style:family="text">
      <style:text-properties style:font-name="Times New Roman3" fo:font-size="11pt" fo:font-style="italic" fo:font-weight="normal" style:font-size-asian="12pt" style:font-style-asian="italic" style:font-weight-asian="normal" style:font-name-complex="Noto Sans Devanagari" style:font-size-complex="12pt" style:font-style-complex="italic" style:font-weight-complex="normal"/>
    </style:style>
    <style:style style:name="T100" style:family="text">
      <style:text-properties officeooo:rsid="009920d5"/>
    </style:style>
    <style:style style:name="T101" style:family="text">
      <style:text-properties officeooo:rsid="009fb376"/>
    </style:style>
    <style:style style:name="T102" style:family="text">
      <style:text-properties officeooo:rsid="00a86e7d"/>
    </style:style>
    <style:style style:name="T103" style:family="text">
      <style:text-properties style:text-underline-style="solid" style:text-underline-width="auto" style:text-underline-color="font-color"/>
    </style:style>
    <style:style style:name="T104" style:family="text">
      <style:text-properties style:text-underline-style="none"/>
    </style:style>
    <style:style style:name="T10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OLE">
      <style:graphic-properties style:wrap="run-through" style:number-wrapped-paragraphs="no-limit" style:vertical-pos="from-top" style:vertical-rel="paragraph" style:horizontal-pos="from-left" style:horizontal-rel="paragraph" draw:visible-area-left="0cm" draw:visible-area-top="0cm" draw:visible-area-width="5.052cm" draw:visible-area-height="5.052cm"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draw:frame draw:style-name="fr10"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UNIVERSIDAD NACIONAL DE ITAP<draw:frame draw:style-name="fr10"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8"/>
      <text:p text:style-name="P8"/>
      <text:p text:style-name="P8"/>
      <text:p text:style-name="_30_._20_Caratula_20_Titulo_20_2_20__28_Facultad_29_"><office:annotation office:name="__Annotation__4941_36408990431" loext:resolved="false"><dc:creator>Rodrigo Fernández</dc:creator><dc:date>2022-03-13T00:45:20.815250592</dc:date><meta:creator-initials>R</meta:creator-initials><text:p text:style-name="P81"><text:span text:style-name="T105">En la guia no se tiene este titulo</text:span></text:p></office:annotation>Trabajo Final de Grado<office:annotation-end office:name="__Annotation__4941_36408990431"/></text:p>
      <text:p text:style-name="P8"/>
      <text:p text:style-name="P8"/>
      <text:p text:style-name="P8"/>
      <text:p text:style-name="_30_._20_Caratula_20_Titulo_20_3_20__28_Tema_29_">Desarrollo de un Sistema para la ejecución distribuida de pruebas unitarias de aplicaciones Ruby on Rails utilizando la librería Rspec</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_30_._20_Caratula_20_Titulo_20_5_20__28_Autores_20_-_20_Tutor_29_">Rodrigo Jacinto Fernández Ojeda - Leslie Fabiana López Figueredo</text:p>
      <text:p text:style-name="P8"/>
      <text:p text:style-name="P8"/>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_30_._20_Caratula_20_Titulo_20_4_20__28_Lugar_20_-_20_Año_29_">Encarnación - Paraguay </text:p>
      <text:p text:style-name="_30_._20_Caratula_20_Titulo_20_4_20__28_Lugar_20_-_20_Año_29_">202<text:span text:style-name="T2">2</text:span></text:p>
      <text:p text:style-name="P39"><draw:frame draw:style-name="fr10"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0"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10"/>
      <text:p text:style-name="P11"/>
      <text:p text:style-name="P11"/>
      <text:p text:style-name="P11"/>
      <text:p text:style-name="P11"/>
      <text:p text:style-name="P11"/>
      <text:p text:style-name="P11"/>
      <text:p text:style-name="P11"/>
      <text:p text:style-name="_30_._20_Caratula_20_Titulo_20_3_20__28_Tema_29_">Desarrollo de un Sistema para la ejecución distribuida de pruebas unitarias de aplicaciones Ruby on Rails utilizando la librería Rspec</text:p>
      <text:p text:style-name="P11"/>
      <text:p text:style-name="P11"/>
      <text:p text:style-name="P11"/>
      <text:p text:style-name="P11"/>
      <text:p text:style-name="P11"/>
      <text:p text:style-name="P11"/>
      <text:p text:style-name="P11"/>
      <text:p text:style-name="_30_._20_Caratula_20_Titulo_20_5_20__28_Autores_20_-_20_Tutor_29_">Rodrigo Jacinto Fernández Ojeda - Leslie Fabiana López Figueredo</text:p>
      <text:p text:style-name="P11"/>
      <text:p text:style-name="P11"/>
      <text:p text:style-name="P11"/>
      <text:p text:style-name="_30_._20_Caratula_20_Titulo_20_6_20__28_Resolución_29_">Trabajo Final de Grado presentado a la Facultad de Ingeniería de la Universidad Nacional de Itapúa, cuyo tema fue aprobado por Res. Dec. 049/2019.</text:p>
      <text:p text:style-name="P11"/>
      <text:p text:style-name="P11"/>
      <text:p text:style-name="P11"/>
      <text:p text:style-name="_30_._20_Caratula_20_Titulo_20_5_20__28_Autores_20_-_20_Tutor_29_">Tutor: Prof. Ing: Aldo <text:span text:style-name="T3">Miguel Medina Venialgo</text:span></text:p>
      <text:p text:style-name="P11"/>
      <text:p text:style-name="P12"/>
      <text:p text:style-name="P12"/>
      <text:p text:style-name="P12"/>
      <text:p text:style-name="P12"/>
      <text:p text:style-name="P11"/>
      <text:p text:style-name="_30_._20_Caratula_20_Titulo_20_4_20__28_Lugar_20_-_20_Año_29_">Encarnación - Paraguay </text:p>
      <text:p text:style-name="_30_._20_Caratula_20_Titulo_20_4_20__28_Lugar_20_-_20_Año_29_">202<text:span text:style-name="T2">2</text:span></text:p>
      <text:p text:style-name="P38"><draw:frame draw:style-name="fr10"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0"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15"/>
      <text:p text:style-name="P15"/>
      <text:p text:style-name="P15"/>
      <text:p text:style-name="P15"/>
      <text:p text:style-name="P15">HOJA DE EVALUACIÓN DE TFG</text:p>
      <text:p text:style-name="P15">INTEGRANTES <text:span text:style-name="T4">DE LA</text:span>MESA EXAMINADORA</text:p>
      <text:list xml:id="list1133677356" text:style-name="Viñeta">
        <text:list-item>
          <text:p text:style-name="P41">________________________________________________________</text:p>
        </text:list-item>
        <text:list-item>
          <text:p text:style-name="P41">________________________________________________________</text:p>
        </text:list-item>
        <text:list-item>
          <text:p text:style-name="P41">________________________________________________________</text:p>
        </text:list-item>
        <text:list-item>
          <text:p text:style-name="P41">________________________________________________________</text:p>
        </text:list-item>
        <text:list-item>
          <text:p text:style-name="P41">________________________________________________________</text:p>
        </text:list-item>
      </text:list>
      <text:p text:style-name="P15"/>
      <text:p text:style-name="P15"/>
      <text:p text:style-name="P15">CALIFICACIÓN FINAL: ___ (_______)</text:p>
      <text:p text:style-name="P15">ACTA Nº:__________________________</text:p>
      <text:p text:style-name="P15">FECHA: ___________________________</text:p>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Firmas_29_">______________________________ <text:s text:c="29"/>______________________________</text:p>
      <text:p text:style-name="P23"><text:s text:c="14"/>Secretaria General <text:s text:c="66"/>Decano</text:p>
      <text:p text:style-name="P23"/>
      <text:p text:style-name="P23"/>
      <text:p text:style-name="P23"/>
      <text:p text:style-name="P23"/>
      <text:p text:style-name="_30_._20_Caratula_20_Titulo_20_4_20__28_Lugar_20_-_20_Año_29_">Encarnación - Paraguay </text:p>
      <text:p text:style-name="_30_._20_Caratula_20_Titulo_20_4_20__28_Lugar_20_-_20_Año_29_">202<text:span text:style-name="T2">2</text:span></text:p>
      <text:p text:style-name="P40"/>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8_20__28_Dedicatoria_29_">Dedico este trabajo a mi familia y a mi esposo por estar siempre a mi lado, <text:s/>por la confianza y el apoyo incondicional que me brindaron, sin ellos no hubiera sido posible cumplir esta meta.</text:p>
      <text:p text:style-name="_30_._20_Caratula_20_Titulo_20_8_20__28_Autores_29_">Leslie López</text:p>
      <text:p text:style-name="P7"/>
      <text:p text:style-name="_30_._20_Caratula_20_Titulo_20_8_20__28_Dedicatoria_29_">Dedico este trabajo a mi<text:span text:style-name="T5">s</text:span> <text:span text:style-name="T5">padres Silvino y Juana por haberme apoyado durante toda la carrera</text:span>, <text:span text:style-name="T6">y vaya que me tomé mi tiempo,</text:span> <text:span text:style-name="T5">y a mi esposa Maga por estar más emocionada que yo por la culminación de este trabajo</text:span> .</text:p>
      <text:p text:style-name="_30_._20_Caratula_20_Titulo_20_8_20__28_Autores_29_">Rodrigo Fernández</text:p>
      <text:p text:style-name="P42">AGRADECIMIENTO<text:span text:style-name="T7">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42">Índice</text:p>
          </text:index-title>
          <text:p text:style-name="P29"><text:a xlink:type="simple" xlink:href="#__RefHeading___Toc378_132173762" text:style-name="Index_20_Link" text:visited-style-name="Index_20_Link">1 <text:s/>INTRODUCCIÓN<text:tab/>13</text:a></text:p>
          <text:p text:style-name="P30"><text:a xlink:type="simple" xlink:href="#__RefHeading___Toc380_132173762" text:style-name="Index_20_Link" text:visited-style-name="Index_20_Link">1.1 <text:s/>PROBLEMÁTICA<text:tab/>13</text:a></text:p>
          <text:p text:style-name="P30"><text:a xlink:type="simple" xlink:href="#__RefHeading___Toc382_132173762" text:style-name="Index_20_Link" text:visited-style-name="Index_20_Link">1.2 <text:s/>OBJETIVOS<text:tab/>16</text:a></text:p>
          <text:p text:style-name="P31"><text:a xlink:type="simple" xlink:href="#__RefHeading___Toc384_132173762" text:style-name="Index_20_Link" text:visited-style-name="Index_20_Link">1.2.1 <text:s/>General<text:tab/>16</text:a></text:p>
          <text:p text:style-name="P31"><text:a xlink:type="simple" xlink:href="#__RefHeading___Toc384_1321737621" text:style-name="Index_20_Link" text:visited-style-name="Index_20_Link">1.2.2 <text:s/>Específicos<text:tab/>16</text:a></text:p>
          <text:p text:style-name="P30"><text:a xlink:type="simple" xlink:href="#__RefHeading___Toc380_1321737623" text:style-name="Index_20_Link" text:visited-style-name="Index_20_Link">1.3 <text:s/>Alcance del Proyecto<text:tab/>17</text:a></text:p>
          <text:p text:style-name="P30"><text:a xlink:type="simple" xlink:href="#__RefHeading___Toc380_13217376231" text:style-name="Index_20_Link" text:visited-style-name="Index_20_Link">1.4 <text:s/>Justificación<text:tab/>19</text:a></text:p>
          <text:p text:style-name="P29"><text:a xlink:type="simple" xlink:href="#__RefHeading___Toc386_132173762" text:style-name="Index_20_Link" text:visited-style-name="Index_20_Link">2 <text:s/>MARCO TEÓRICO<text:tab/>20</text:a></text:p>
          <text:p text:style-name="P30"><text:a xlink:type="simple" xlink:href="#__RefHeading___Toc388_132173762" text:style-name="Index_20_Link" text:visited-style-name="Index_20_Link">2.1 <text:s/>CICLO DEL DESARROLLO DEL SOFTWARE<text:tab/>20</text:a></text:p>
          <text:p text:style-name="P31"><text:a xlink:type="simple" xlink:href="#__RefHeading___Toc390_132173762" text:style-name="Index_20_Link" text:visited-style-name="Index_20_Link">2.1.1 <text:s/>Modelos de gestión del desarrollo del Software<text:tab/>20</text:a></text:p>
          <text:p text:style-name="P30"><text:a xlink:type="simple" xlink:href="#__RefHeading___Toc388_1321737621" text:style-name="Index_20_Link" text:visited-style-name="Index_20_Link">2.2 <text:s/>Pruebas<text:tab/>23</text:a></text:p>
          <text:p text:style-name="P31"><text:a xlink:type="simple" xlink:href="#__RefHeading___Toc390_1321737621" text:style-name="Index_20_Link" text:visited-style-name="Index_20_Link">2.2.1 <text:s/>Pruebas de Software<text:tab/>23</text:a></text:p>
          <text:p text:style-name="P31"><text:a xlink:type="simple" xlink:href="#__RefHeading___Toc390_13217376211" text:style-name="Index_20_Link" text:visited-style-name="Index_20_Link">2.2.2 <text:s/>Niveles de Pruebas<text:tab/>25</text:a></text:p>
          <text:p text:style-name="P30"><text:a xlink:type="simple" xlink:href="#__RefHeading___Toc388_13217376211" text:style-name="Index_20_Link" text:visited-style-name="Index_20_Link">2.3 <text:s/>Pruebas Unitarias<text:tab/>26</text:a></text:p>
          <text:p text:style-name="P31"><text:a xlink:type="simple" xlink:href="#__RefHeading___Toc390_132173762111" text:style-name="Index_20_Link" text:visited-style-name="Index_20_Link">2.3.1 <text:s/>Librerías para Testeo Unitario en Diferentes Lenguajes<text:tab/>27</text:a></text:p>
          <text:p text:style-name="P31"><text:a xlink:type="simple" xlink:href="#__RefHeading___Toc3981_2392111844" text:style-name="Index_20_Link" text:visited-style-name="Index_20_Link">2.3.2 <text:s/>Frameworks de pruebas unitarias en ruby<text:tab/>27</text:a></text:p>
          <text:p text:style-name="P31"><text:a xlink:type="simple" xlink:href="#__RefHeading___Toc3983_2392111844" text:style-name="Index_20_Link" text:visited-style-name="Index_20_Link">2.3.3 <text:s/>Rspec<text:tab/>28</text:a></text:p>
          <text:p text:style-name="P31"><text:a xlink:type="simple" xlink:href="#__RefHeading___Toc3985_2392111844" text:style-name="Index_20_Link" text:visited-style-name="Index_20_Link">2.3.4 <text:s/>MiniTest<text:tab/>28</text:a></text:p>
          <text:p text:style-name="P31"><text:a xlink:type="simple" xlink:href="#__RefHeading___Toc3987_2392111844" text:style-name="Index_20_Link" text:visited-style-name="Index_20_Link">2.3.5 <text:s/>test-Unit<text:tab/>28</text:a></text:p>
          <text:p text:style-name="P30"><text:a xlink:type="simple" xlink:href="#__RefHeading___Toc3210_2170670833" text:style-name="Index_20_Link" text:visited-style-name="Index_20_Link">2.4 <text:s/>Desarrollo dirigido<text:tab/>28</text:a></text:p>
          <text:p text:style-name="P31"><text:a xlink:type="simple" xlink:href="#__RefHeading___Toc3212_2170670833" text:style-name="Index_20_Link" text:visited-style-name="Index_20_Link">2.4.1 <text:s/>Desarrollo dirigido por pruebas de aceptación (ATDD)<text:tab/>29</text:a></text:p>
          <text:p text:style-name="P31"><text:a xlink:type="simple" xlink:href="#__RefHeading___Toc3214_2170670833" text:style-name="Index_20_Link" text:visited-style-name="Index_20_Link">2.4.2 <text:s/>Desarrollo dirigido por comportamiento (BDD)<text:tab/>29</text:a></text:p>
          <text:p text:style-name="P31"><text:a xlink:type="simple" xlink:href="#__RefHeading___Toc3216_2170670833" text:style-name="Index_20_Link" text:visited-style-name="Index_20_Link">2.4.3 <text:s/>Desarrollo dirigido por pruebas (TDD)<text:tab/>30</text:a></text:p>
          <text:p text:style-name="P31"><text:a xlink:type="simple" xlink:href="#__RefHeading___Toc3218_2170670833" text:style-name="Index_20_Link" text:visited-style-name="Index_20_Link">2.4.4 <text:s/>Rspec<text:tab/>31</text:a></text:p>
          <text:p text:style-name="P30"><text:a xlink:type="simple" xlink:href="#__RefHeading___Toc3220_2170670833" text:style-name="Index_20_Link" text:visited-style-name="Index_20_Link">2.5 <text:s/>Protocolos<text:tab/>31</text:a></text:p>
          <text:p text:style-name="P31"><text:a xlink:type="simple" xlink:href="#__RefHeading___Toc3222_2170670833" text:style-name="Index_20_Link" text:visited-style-name="Index_20_Link">2.5.1 <text:s/>Función de la capa de transporte<text:tab/>31</text:a></text:p>
          <text:p text:style-name="P31"><text:a xlink:type="simple" xlink:href="#__RefHeading___Toc3224_2170670833" text:style-name="Index_20_Link" text:visited-style-name="Index_20_Link">2.5.2 <text:s/>protocolo de control de transmisión (TCP)<text:tab/>32</text:a></text:p>
          <text:p text:style-name="P31"><text:a xlink:type="simple" xlink:href="#__RefHeading___Toc3226_2170670833" text:style-name="Index_20_Link" text:visited-style-name="Index_20_Link">2.5.3 <text:s/>Protocolo de datagramas de usuario (UDP)<text:tab/>33</text:a></text:p>
          <text:p text:style-name="P31"><text:a xlink:type="simple" xlink:href="#__RefHeading___Toc3228_2170670833" text:style-name="Index_20_Link" text:visited-style-name="Index_20_Link">2.5.4 <text:s/>Protocolo de copia segura (SCP)<text:tab/>34</text:a></text:p>
          <text:p text:style-name="P30"><text:a xlink:type="simple" xlink:href="#__RefHeading___Toc3230_2170670833" text:style-name="Index_20_Link" text:visited-style-name="Index_20_Link">2.6 <text:s/>SOCkets<text:tab/>35</text:a></text:p>
          <text:p text:style-name="P31"><text:a xlink:type="simple" xlink:href="#__RefHeading___Toc3232_2170670833" text:style-name="Index_20_Link" text:visited-style-name="Index_20_Link">2.6.1 <text:s/>Sockets según su orientación<text:tab/>35</text:a></text:p>
          <text:p text:style-name="P31"><text:a xlink:type="simple" xlink:href="#__RefHeading___Toc3234_2170670833" text:style-name="Index_20_Link" text:visited-style-name="Index_20_Link">2.6.2 <text:s/>Arquitectura cliente - servidor<text:tab/>36</text:a></text:p>
          <text:p text:style-name="P30"><text:a xlink:type="simple" xlink:href="#__RefHeading___Toc3236_2170670833" text:style-name="Index_20_Link" text:visited-style-name="Index_20_Link">2.7 <text:s/>DIFUSIÓN DE DATOS<text:tab/>36</text:a></text:p>
          <text:p text:style-name="P31"><text:a xlink:type="simple" xlink:href="#__RefHeading___Toc3238_2170670833" text:style-name="Index_20_Link" text:visited-style-name="Index_20_Link">2.7.1 <text:s/>Unidifusión (Unicast)<text:tab/>36</text:a></text:p>
          <text:p text:style-name="P31"><text:a xlink:type="simple" xlink:href="#__RefHeading___Toc3240_2170670833" text:style-name="Index_20_Link" text:visited-style-name="Index_20_Link">2.7.2 <text:s/>Multidifusión (Multicast)<text:tab/>37</text:a></text:p>
          <text:p text:style-name="P29"><text:a xlink:type="simple" xlink:href="#__RefHeading___Toc386_1321737621" text:style-name="Index_20_Link" text:visited-style-name="Index_20_Link">3 <text:s/>Conclusión<text:tab/>39</text:a></text:p>
        </text:index-body>
      </text:table-of-content>
      <text:p text:style-name="P27"/>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42">Tabla de Figuras</text:p>
          </text:index-title>
          <text:p text:style-name="P32"><text:a xlink:type="simple" xlink:href="#Figura!0%7Csequence" text:style-name="Index_20_Link" text:visited-style-name="Index_20_Link">Figura 1: </text:a><text:a xlink:type="simple" xlink:href="#Figura!0%7Csequence" text:style-name="Index_20_Link" text:visited-style-name="Index_20_Link"><text:span text:style-name="T60">Prototipo de la arquitectura del sistema implementado.</text:span></text:a><text:a xlink:type="simple" xlink:href="#Figura!0%7Csequence" text:style-name="Index_20_Link" text:visited-style-name="Index_20_Link"><text:tab/>18</text:a></text:p>
          <text:p text:style-name="P32"><text:a xlink:type="simple" xlink:href="#Figura!1%7Csequence" text:style-name="Index_20_Link" text:visited-style-name="Index_20_Link">Figura 2: </text:a><text:a xlink:type="simple" xlink:href="#Figura!1%7Csequence" text:style-name="Index_20_Link" text:visited-style-name="Index_20_Link"><text:span text:style-name="T60">Modelo en Cascada</text:span></text:a><text:a xlink:type="simple" xlink:href="#Figura!1%7Csequence" text:style-name="Index_20_Link" text:visited-style-name="Index_20_Link"><text:span text:style-name="T60">.</text:span></text:a><text:a xlink:type="simple" xlink:href="#Figura!1%7Csequence" text:style-name="Index_20_Link" text:visited-style-name="Index_20_Link"><text:tab/>21</text:a></text:p>
          <text:p text:style-name="P32"><text:a xlink:type="simple" xlink:href="#Figura!2%7Csequence" text:style-name="Index_20_Link" text:visited-style-name="Index_20_Link">Figura 3: </text:a><text:a xlink:type="simple" xlink:href="#Figura!2%7Csequence" text:style-name="Index_20_Link" text:visited-style-name="Index_20_Link"><text:span text:style-name="T60">Modelo </text:span></text:a><text:a xlink:type="simple" xlink:href="#Figura!2%7Csequence" text:style-name="Index_20_Link" text:visited-style-name="Index_20_Link"><text:span text:style-name="T60">Incremental</text:span></text:a><text:a xlink:type="simple" xlink:href="#Figura!2%7Csequence" text:style-name="Index_20_Link" text:visited-style-name="Index_20_Link"><text:span text:style-name="T60">.</text:span></text:a><text:a xlink:type="simple" xlink:href="#Figura!2%7Csequence" text:style-name="Index_20_Link" text:visited-style-name="Index_20_Link"><text:tab/>22</text:a></text:p>
          <text:p text:style-name="P32"><text:a xlink:type="simple" xlink:href="#Figura!3%7Csequence" text:style-name="Index_20_Link" text:visited-style-name="Index_20_Link">Figura 4: </text:a><text:a xlink:type="simple" xlink:href="#Figura!3%7Csequence" text:style-name="Index_20_Link" text:visited-style-name="Index_20_Link"><text:span text:style-name="T60">Modelo </text:span></text:a><text:a xlink:type="simple" xlink:href="#Figura!3%7Csequence" text:style-name="Index_20_Link" text:visited-style-name="Index_20_Link"><text:span text:style-name="T60">V</text:span></text:a><text:a xlink:type="simple" xlink:href="#Figura!3%7Csequence" text:style-name="Index_20_Link" text:visited-style-name="Index_20_Link"><text:span text:style-name="T60">.</text:span></text:a><text:a xlink:type="simple" xlink:href="#Figura!3%7Csequence" text:style-name="Index_20_Link" text:visited-style-name="Index_20_Link"><text:tab/>23</text:a></text:p>
          <text:p text:style-name="P32"><text:a xlink:type="simple" xlink:href="#Figura!4%7Csequence" text:style-name="Index_20_Link" text:visited-style-name="Index_20_Link">Figura 5: Ranking de frameworks de pruebas unitarias en Ruby.<text:tab/>28</text:a></text:p>
          <text:p text:style-name="P32"><text:a xlink:type="simple" xlink:href="#Figura!5%7Csequence" text:style-name="Index_20_Link" text:visited-style-name="Index_20_Link">Figura 6: E</text:a><text:a xlink:type="simple" xlink:href="#Figura!5%7Csequence" text:style-name="Index_20_Link" text:visited-style-name="Index_20_Link"><text:span text:style-name="T60">structura de BDD</text:span></text:a><text:a xlink:type="simple" xlink:href="#Figura!5%7Csequence" text:style-name="Index_20_Link" text:visited-style-name="Index_20_Link"><text:tab/>30</text:a></text:p>
          <text:p text:style-name="P32"><text:a xlink:type="simple" xlink:href="#Figura!6%7Csequence" text:style-name="Index_20_Link" text:visited-style-name="Index_20_Link">Figura 7: C</text:a><text:a xlink:type="simple" xlink:href="#Figura!6%7Csequence" text:style-name="Index_20_Link" text:visited-style-name="Index_20_Link"><text:span text:style-name="T60">abecera de un segmento TCP</text:span></text:a><text:a xlink:type="simple" xlink:href="#Figura!6%7Csequence" text:style-name="Index_20_Link" text:visited-style-name="Index_20_Link"><text:tab/>33</text:a></text:p>
          <text:p text:style-name="P32"><text:a xlink:type="simple" xlink:href="#Figura!7%7Csequence" text:style-name="Index_20_Link" text:visited-style-name="Index_20_Link">Figura 8: C</text:a><text:a xlink:type="simple" xlink:href="#Figura!7%7Csequence" text:style-name="Index_20_Link" text:visited-style-name="Index_20_Link"><text:span text:style-name="T60">abecera de un datagrama UDP</text:span></text:a><text:a xlink:type="simple" xlink:href="#Figura!7%7Csequence" text:style-name="Index_20_Link" text:visited-style-name="Index_20_Link"><text:tab/>34</text:a></text:p>
          <text:p text:style-name="P32"><text:a xlink:type="simple" xlink:href="#Figura!8%7Csequence" text:style-name="Index_20_Link" text:visited-style-name="Index_20_Link">Figura 9: C</text:a><text:a xlink:type="simple" xlink:href="#Figura!8%7Csequence" text:style-name="Index_20_Link" text:visited-style-name="Index_20_Link"><text:span text:style-name="T60">omunicación entre sockets</text:span></text:a><text:a xlink:type="simple" xlink:href="#Figura!8%7Csequence" text:style-name="Index_20_Link" text:visited-style-name="Index_20_Link"><text:tab/>35</text:a></text:p>
          <text:p text:style-name="P32"><text:a xlink:type="simple" xlink:href="#Figura!9%7Csequence" text:style-name="Index_20_Link" text:visited-style-name="Index_20_Link">Figura 10: E</text:a><text:a xlink:type="simple" xlink:href="#Figura!9%7Csequence" text:style-name="Index_20_Link" text:visited-style-name="Index_20_Link"><text:span text:style-name="T60">jemplo básico de Cliente-Servidor</text:span></text:a><text:a xlink:type="simple" xlink:href="#Figura!9%7Csequence" text:style-name="Index_20_Link" text:visited-style-name="Index_20_Link"><text:tab/>36</text:a></text:p>
          <text:p text:style-name="P32"><text:a xlink:type="simple" xlink:href="#Figura!10%7Csequence" text:style-name="Index_20_Link" text:visited-style-name="Index_20_Link">Figura 11: E</text:a><text:a xlink:type="simple" xlink:href="#Figura!10%7Csequence" text:style-name="Index_20_Link" text:visited-style-name="Index_20_Link"><text:span text:style-name="T60">nví</text:span></text:a><text:a xlink:type="simple" xlink:href="#Figura!10%7Csequence" text:style-name="Index_20_Link" text:visited-style-name="Index_20_Link"><text:span text:style-name="T60">o</text:span></text:a><text:a xlink:type="simple" xlink:href="#Figura!10%7Csequence" text:style-name="Index_20_Link" text:visited-style-name="Index_20_Link"><text:span text:style-name="T60"> de paquete, utilizando la técnica Unicast</text:span></text:a><text:a xlink:type="simple" xlink:href="#Figura!10%7Csequence" text:style-name="Index_20_Link" text:visited-style-name="Index_20_Link"><text:tab/>37</text:a></text:p>
        </text:index-body>
      </text:illustration-index>
      <text:p text:style-name="P27"/>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42">Lista de Tablas</text:p>
          </text:index-title>
          <text:p text:style-name="P33">Tabla 1: <text:span text:style-name="T60">Librerías de testeo unitario existentes para ciertos lenguajes.</text:span><text:tab/>27</text:p>
        </text:index-body>
      </text:table-index>
      <text:p text:style-name="P27"/>
      <text:p text:style-name="P42">Lista de <text:span text:style-name="T8">Abreviaturas</text:span></text:p>
      <text:p text:style-name="_34_._20_Contenido_20_">ATDD<text:tab/><text:span text:style-name="T22">Desarrollo Orientado a Pruebas de Aceptación (Acceptance Test Driven <text:tab/>Development)</text:span></text:p>
      <text:p text:style-name="_34_._20_Contenido_20_">BDD<text:tab/><text:span text:style-name="T22">Desarrollo Guiado por el Comportamiento (Behavior Driven Development)</text:span></text:p>
      <text:p text:style-name="_34_._20_Contenido_20_">PU<text:tab/>Pruebas unitarias</text:p>
      <text:p text:style-name="_34_._20_Contenido_20_">PC<text:tab/>Computadora personal (Personal computer)</text:p>
      <text:p text:style-name="_34_._20_Contenido_20_">TCP<text:tab/>Protocolo de Control de Transmisión (Transmission Control Protocol)</text:p>
      <text:p text:style-name="_34_._20_Contenido_20_">TDD<text:tab/><text:span text:style-name="T22">Desarrollo Guiado por Pruebas (Test Driven Development)</text:span></text:p>
      <text:p text:style-name="_34_._20_Contenido_20_">UDP<text:tab/>Protocolo de datagramas de usuario (User Datagram Protocol)</text:p>
      <text:p text:style-name="_34_._20_Contenido_20_">SCP<text:tab/>Protocolo de copia segura (Secure Copy Protocol)</text:p>
      <text:p text:style-name="_34_._20_Contenido_20_">TFG<text:tab/>Trabajo Final de Grado</text:p>
      <text:p text:style-name="P42">Lista de <text:span text:style-name="T8">S</text:span><text:span text:style-name="T10">ímbolos</text:span></text:p>
      <text:p text:style-name="P42">Resúmen</text:p>
      <text:p text:style-name="_34_._20_Contenido_20_">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P36">En el presente trabajo final de grado se desarrolló un sistema que permitirá al programador ejecutar pruebas unitarias de código para aplicaciones Ruby on Rails utilizando la librería RSpec en una arquitectura distribuida, es decir, la carga de trabajo que conlleva la ejecución de estas pruebas será distribuida en una red de computadoras con el fin de descentralizar la carga de trabajo y aumentar la velocidad de ejecución y obtención de resultados de las pruebas unitarias. Para implementar el Sistema se utilizaron distintas herramientas como sockets TCP y UDP, para la detección y conexión automática entre las distintas máquinas (agentes) y la máquina principal (maser), el protocolo SCP para el envío de archivos, y la gema Rspec para la ejecución de pruebas unitarias.</text:p>
      <text:p text:style-name="_34_._20_Contenido_20_"><text:span text:style-name="T23">Palabras claves:</text:span> Pruebas unitarias, Rspec, arquitectura distribuida, agentes, máster.</text:p>
      <text:p text:style-name="P42">Abstract</text:p>
      <text:h text:style-name="_33_._20_Contenido_20_Titulo_20_1" text:outline-level="1"/>
      <text:list xml:id="list4121449732" text:style-name="Numeración">
        <text:list-item>
          <text:h text:style-name="P45" text:outline-level="1"><text:bookmark-start text:name="__RefHeading___Toc378_132173762"/><office:annotation office:name="__Annotation__3225_3640899043" loext:resolved="false"><dc:creator>Rodrigo Fernández</dc:creator><dc:date>2022-03-12T23:17:20.895647454</dc:date><meta:creator-initials>R</meta:creator-initials><text:p text:style-name="P81"><text:span text:style-name="T105">Para imprimir doble cara se debe configurar el Page Layout como Mirrored</text:span></text:p></office:annotation>INTRODUCCIÓN<office:annotation-end office:name="__Annotation__3225_3640899043"/><text:bookmark-end text:name="__RefHeading___Toc378_132173762"/></text:h>
          <text:list>
            <text:list-item>
              <text:h text:style-name="P47" text:outline-level="2"><text:bookmark-start text:name="__RefHeading___Toc380_132173762"/>PROBLEMÁTICA<text:bookmark-end text:name="__RefHeading___Toc380_132173762"/></text:h>
            </text:list-item>
          </text:list>
        </text:list-item>
      </text:list>
      <text:p text:style-name="_34_._20_Contenido_20_">Actualmente el software está presente en múltiples objetos cotidianos como son los teléfonos celulares, computadoras, medios de transporte, electrodomésticos, etc.</text:p>
      <text:p text:style-name="P37"><text:span text:style-name="T24">El ciclo de vida para el desarrollo de un software implica una secuencia de etapas sucesivas. Estas etapas frecuentemente incluyen: identificación de necesidades, diseño, programación, pruebas y mantenimiento. El proceso general de creación de software generalmente se lleva a cabo de acuerdo con el modelo de ciclo de vida de desarrollo seleccionado. Dependiendo de qué modelo se elija, el orden de las etapas de desarrollo y la metodología básica del proceso de desarrollo de software variarán</text:span>.<text:span text:style-name="T32"> </text:span><text:reference-mark-start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yVSwuPoFfx"/><text:span text:style-name="T32">(Lasky, 2015, p. 1)</text:span><office:annotation office:name="__Annotation__1280_1230302275" loext:resolved="false"><dc:creator>Rodrigo Fernández</dc:creator><dc:date>2022-03-14T22:29:13.669452282</dc:date><meta:creator-initials>R</meta:creator-initials><text:p text:style-name="P83"><text:span text:style-name="T105">La url es inaccesible, requiere loguearse.</text:span></text:p></office:annotation><text:reference-mark-end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yVSwuPoFfx"/><text:span text:style-name="T24">⁠</text:span></text:p>
      <text:p text:style-name="P36"><text:span text:style-name="T26">Durante el proceso de desarrollo de software, continuamente se realizan pruebas con el objetivo de verificar el correcto funcionamiento de la misma. Según Gómez, Jústiz y Delgado </text:span><office:annotation office:name="__Annotation__2066_4293920580" loext:resolved="false"><dc:creator>Rodrigo Fernández</dc:creator><dc:date>2022-03-16T20:24:41.199969095</dc:date><meta:creator-initials>R</meta:creator-initials><text:p text:style-name="P82"><text:span text:style-name="T106">Verificado</text:span></text:p></office:annotatio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tE5kCKzomg"/><text:span text:style-name="T26">(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tE5kCKzomg"/><text:span text:style-name="T26">⁠</text:span><office:annotation-end office:name="__Annotation__2066_4293920580"/><text:span text:style-name="T26"> las pruebas contribuyen a la calidad del software y estas pruebas deben comenzar desde el momento en el que el desarrollador inicia la implementación del software y deben finalizar antes del despliegue del mismo. (p. 69)</text:span></text:p>
      <text:p text:style-name="P36"><text:span text:style-name="T24">Los principales tipos de pruebas que se pueden realizar a cualquier tipo de software son: pruebas unitarias, prueba de integración, pruebas de regresión, pruebas de humo y pruebas de sistem</text:span><text:span text:style-name="T25">a</text:span><text:span text:style-name="T33">. </text:span><office:annotation office:name="__Annotation__2178_4293920580" loext:resolved="false"><dc:creator>Rodrigo Fernández</dc:creator><dc:date>2022-03-16T20:30:45.396416855</dc:date><meta:creator-initials>R</meta:creator-initials><text:p text:style-name="P82"><text:span text:style-name="T106">Verificado</text:span></text:p></office:annotatio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0-31&quot;, &quot;uris&quot;: [&quot;http://www.mendeley.com/documents/?uuid=eec06a49-a426-4858-9da5-c07f9e527799&quot;]}], &quot;mendeley&quot;: {&quot;formattedCitation&quot;: &quot;(Pauta Ayabaca &amp; Moscoso Bernal, 2017, pp. 30\u201331)&quot;, &quot;manualFormatting&quot;: &quot;(Pauta Ayabaca &amp; Moscoso Bernal, 2017, pp. 30-31)&quot;, &quot;plainTextFormattedCitation&quot;: &quot;(Pauta Ayabaca &amp; Moscoso Bernal, 2017, pp. 30\u201331)&quot;, &quot;previouslyFormattedCitation&quot;: &quot;(Pauta Ayabaca &amp; Moscoso Bernal, 2017, pp. 30\u201331)&quot;}, &quot;properties&quot;: {&quot;noteIndex&quot;: 0}, &quot;schema&quot;: &quot;https://github.com/citation-style-language/schema/raw/master/csl-citation.json&quot;} RNDmBWnsWvibW"/><text:span text:style-name="T33">(Pauta Ayabaca &amp; Moscoso Bernal, 2017, pp. 30-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0-31&quot;, &quot;uris&quot;: [&quot;http://www.mendeley.com/documents/?uuid=eec06a49-a426-4858-9da5-c07f9e527799&quot;]}], &quot;mendeley&quot;: {&quot;formattedCitation&quot;: &quot;(Pauta Ayabaca &amp; Moscoso Bernal, 2017, pp. 30\u201331)&quot;, &quot;manualFormatting&quot;: &quot;(Pauta Ayabaca &amp; Moscoso Bernal, 2017, pp. 30-31)&quot;, &quot;plainTextFormattedCitation&quot;: &quot;(Pauta Ayabaca &amp; Moscoso Bernal, 2017, pp. 30\u201331)&quot;, &quot;previouslyFormattedCitation&quot;: &quot;(Pauta Ayabaca &amp; Moscoso Bernal, 2017, pp. 30\u201331)&quot;}, &quot;properties&quot;: {&quot;noteIndex&quot;: 0}, &quot;schema&quot;: &quot;https://github.com/citation-style-language/schema/raw/master/csl-citation.json&quot;} RNDmBWnsWvibW"/><office:annotation-end office:name="__Annotation__2178_4293920580"/><text:span text:style-name="T28">⁠</text:span></text:p>
      <text:p text:style-name="P36"><text:span text:style-name="T24">La prueba unitaria enfoca los esfuerzos de verificación en la unidad más pequeña del diseño de software: el componente o módulo de software.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89&quot;, &quot;uris&quot;: [&quot;http://www.mendeley.com/documents/?uuid=d16e3752-4712-45b1-8783-e143ead8b4d2&quot;]}], &quot;mendeley&quot;: {&quot;formattedCitation&quot;: &quot;(Pressman, 2010, p. 389)&quot;, &quot;plainTextFormattedCitation&quot;: &quot;(Pressman, 2010, p. 389)&quot;, &quot;previouslyFormattedCitation&quot;: &quot;(Pressman, 2010, p. 389)&quot;}, &quot;properties&quot;: {&quot;noteIndex&quot;: 0}, &quot;schema&quot;: &quot;https://github.com/citation-style-language/schema/raw/master/csl-citation.json&quot;} RNDzFqYaCZ4rt"/><text:span text:style-name="T32">(Pressman, 2010, p. 389)</text:span><office:annotation office:name="__Annotation__17349_1230302275" loext:resolved="false"><dc:creator>Rodrigo Fernández</dc:creator><dc:date>2022-03-14T23:52:58.334853404</dc:date><meta:creator-initials>R</meta:creator-initials><text:p text:style-name="P82"><text:span text:style-name="T105">Verificado</text:span></text:p></office:annotatio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89&quot;, &quot;uris&quot;: [&quot;http://www.mendeley.com/documents/?uuid=d16e3752-4712-45b1-8783-e143ead8b4d2&quot;]}], &quot;mendeley&quot;: {&quot;formattedCitation&quot;: &quot;(Pressman, 2010, p. 389)&quot;, &quot;plainTextFormattedCitation&quot;: &quot;(Pressman, 2010, p. 389)&quot;, &quot;previouslyFormattedCitation&quot;: &quot;(Pressman, 2010, p. 389)&quot;}, &quot;properties&quot;: {&quot;noteIndex&quot;: 0}, &quot;schema&quot;: &quot;https://github.com/citation-style-language/schema/raw/master/csl-citation.json&quot;} RNDzFqYaCZ4rt"/><office:annotation-end office:name="__Annotation__17349_1230302275"/><text:span text:style-name="T24">⁠. Las pruebas de integración comprueban que los componentes individuales funcionen correctamente luego de integrarlos. Las pruebas de regresión comprueban que después de algún cambio, el software siga funcionando como se espera. Las pruebas de humo comprueban el sistema constantemente con el objetivo de reducir los riesgos de errores al momento de la integración. Las pruebas del sistema 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fSFBYc0nKR"/><text:span text:style-name="T32">(Pauta Ayabaca &amp; Moscoso Bernal, 2017, p. 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fSFBYc0nKR"/><text:span text:style-name="T28">⁠</text:span></text:p>
      <text:p text:style-name="P36"><text:soft-page-break/><text:span text:style-name="T24">Las pruebas unitarias normalmente son el primer nivel de prueba de un sistema de software y están motivadas por el hecho de que el costo de encontrar y corregir errores en el momento de la prueba de la unidad, es menor que encontrar y corregir errores que se encuentran durante las pruebas de integración, las pruebas del sistema o después del despliegue, las pruebas unitarias facilitan las pruebas de regresión cuando el software cambia porque permiten a los desarrolladores verificar que no hayan dañado la funcionalidad existente </text:span><office:annotation office:name="__Annotation__2406_4293920580" loext:resolved="false"><dc:creator>Rodrigo Fernández</dc:creator><dc:date>2022-03-16T20:51:08.163151114</dc:date><meta:creator-initials>R</meta:creator-initials><text:p text:style-name="P82"><text:span text:style-name="T106">Verificado</text:span></text:p></office:annotatio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u00a0al., 2013, p. 2360)&quot;, &quot;plainTextFormattedCitation&quot;: &quot;(Ganesan et\u00a0al., 2013, p. 2360)&quot;, &quot;previouslyFormattedCitation&quot;: &quot;(Ganesan et\u00a0al., 2013, p. 2360)&quot;}, &quot;properties&quot;: {&quot;noteIndex&quot;: 0}, &quot;schema&quot;: &quot;https://github.com/citation-style-language/schema/raw/master/csl-citation.json&quot;} RNDS7kYOOAcYn"/><text:span text:style-name="T32">(Ganesan et al., 2013, p. 2360)</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u00a0al., 2013, p. 2360)&quot;, &quot;plainTextFormattedCitation&quot;: &quot;(Ganesan et\u00a0al., 2013, p. 2360)&quot;, &quot;previouslyFormattedCitation&quot;: &quot;(Ganesan et\u00a0al., 2013, p. 2360)&quot;}, &quot;properties&quot;: {&quot;noteIndex&quot;: 0}, &quot;schema&quot;: &quot;https://github.com/citation-style-language/schema/raw/master/csl-citation.json&quot;} RNDS7kYOOAcYn"/><office:annotation-end office:name="__Annotation__2406_4293920580"/><text:span text:style-name="T24">⁠. La popularidad de las pruebas unitarias ha ido aumentando a medida que fueron surgiendo más librerías de testeo, para los distintos lenguajes de programación existentes. En la actualidad, es común utilizar herramientas de integración continua durante el proceso de desarrollo de software. La integración contin</text:span><text:span text:style-name="T35">ua consiste en la fusión del trabajo de los desarrolladores, permitiendo mejorar la calidad del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a0ykIRcCRz"/><text:span text:style-name="T34">(Fitzgerald &amp; Stol citado por Shahin, Ali Babar, &amp; Zhu,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a0ykIRcCRz"/><text:span text:style-name="T35">⁠. </text:span><text:span text:style-name="T36">E</text:span><text:span text:style-name="T35">sta práctica incluye la ejecución automatizada de las pruebas unitarias de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u00a0al., 2017, p. 3910)&quot;, &quot;manualFormatting&quot;: &quot;(Leppanen, citado por Shahin et al., 2017, p. 3910)&quot;, &quot;plainTextFormattedCitation&quot;: &quot;(Leppanen, citado por Shahin et al. Shahin et\u00a0al., 2017, p. 3910)&quot;, &quot;previouslyFormattedCitation&quot;: &quot;(Leppanen, citado por Shahin et al. Shahin et\u00a0al., 2017, p. 3910)&quot;}, &quot;properties&quot;: {&quot;noteIndex&quot;: 0}, &quot;schema&quot;: &quot;https://github.com/citation-style-language/schema/raw/master/csl-citation.json&quot;} RNDIVYKjzsdMc"/><text:span text:style-name="T32">(Leppänen, citado por Shahin et al.,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u00a0al., 2017, p. 3910)&quot;, &quot;manualFormatting&quot;: &quot;(Leppanen, citado por Shahin et al., 2017, p. 3910)&quot;, &quot;plainTextFormattedCitation&quot;: &quot;(Leppanen, citado por Shahin et al. Shahin et\u00a0al., 2017, p. 3910)&quot;, &quot;previouslyFormattedCitation&quot;: &quot;(Leppanen, citado por Shahin et al. Shahin et\u00a0al., 2017, p. 3910)&quot;}, &quot;properties&quot;: {&quot;noteIndex&quot;: 0}, &quot;schema&quot;: &quot;https://github.com/citation-style-language/schema/raw/master/csl-citation.json&quot;} RNDIVYKjzsdMc"/><text:span text:style-name="T24">⁠⁠</text:span></text:p>
      <text:p text:style-name="_34_._20_Contenido_20_">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text:p>
      <text:p text:style-name="P36">Según <office:annotation office:name="__Annotation__3129_4293920580" loext:resolved="false"><dc:creator>Rodrigo Fernández</dc:creator><dc:date>2022-03-16T22:26:52.370285488</dc:date><meta:creator-initials>R</meta:creator-initials><text:p text:style-name="P82"><text:span text:style-name="T106">Verificar, puede que este mal la referencia, creo que esto se saco de una pagina web de cloudera pero la referencia apunta a un paper, ademas la pagina web es actualmente inaccesible por un problema de certificado.</text:span></text:p></office:annotation>Wang<office:annotation-end office:name="__Annotation__3129_4293920580"/> <text:reference-mark-start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HSUltLNpkW"/><text:span text:style-name="T37">(2016)</text:span><text:reference-mark-end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HSUltLNpkW"/>⁠⁠, cuando la ejecución de las pruebas unitarias toma demasiado tiempo se generan los siguientes problemas:</text:p>
      <text:list xml:id="list164614621261120" text:continue-list="list1133677356" text:style-name="Viñeta">
        <text:list-item>
          <text:p text:style-name="P72">La productividad del desarrollador se ve afectada porque tiene que esperar la ejecución de todas las pruebas antes de continuar su trabajo.</text:p>
        </text:list-item>
        <text:list-item>
          <text:p text:style-name="P72">El desarrollador se vuelve reacio a agregar <text:tab/>más pruebas porque incrementa el tiempo de espera para la ejecución de todas las pruebas.</text:p>
        </text:list-item>
        <text:list-item>
          <text:p text:style-name="P72">La calidad del software baja porque se dejan de escribir pruebas.</text:p>
        </text:list-item>
        <text:list-item>
          <text:p text:style-name="P72"><text:soft-page-break/>El desarrollador pierde tiempo actualizando las pruebas tratando de disminuir su tiempo de ejecución.</text:p>
        </text:list-item>
        <text:list-item>
          <text:p text:style-name="P72">El desarrollador termina considerando a las <text:tab/>pruebas más como una carga que una ventaja adicional para mejorar la calidad.</text:p>
        </text:list-item>
      </text:list>
      <text:p text:style-name="P36">En 2016 <office:annotation office:name="__Annotation__4065_3891625888" loext:resolved="false"><dc:creator>Rodrigo Fernández</dc:creator><dc:date>2022-03-17T09:28:35.855671112</dc:date><meta:creator-initials>R</meta:creator-initials><text:p text:style-name="P82"><text:span text:style-name="T106">Referencia</text:span></text:p></office:annotation>Wang<office:annotation-end office:name="__Annotation__4065_3891625888"/> desarrolló un framework denominado Dist Test, orientado al desarrollador, que permite la ejecución distribuida de pruebas unitarias para software desarrollado en el lenguaje Java. Este tipo de herramientas enfocadas al desarrollador pueden llegar a ser bastante útiles, pero dar soporte a la gran variedad de lenguajes de programación existentes es prácticamente imposible, por esta razón se propone el desarrollo de un Sistema similar al mencionado por <office:annotation office:name="__Annotation__4065_38916258881" loext:resolved="false"><dc:creator>Rodrigo Fernández</dc:creator><dc:date>2022-03-17T09:28:35.855671112</dc:date><meta:creator-initials>R</meta:creator-initials><text:p text:style-name="P82"><text:span text:style-name="T106">Referencia</text:span></text:p></office:annotation>Wang<office:annotation-end office:name="__Annotation__4065_38916258881"/> que dé soporte a software desarrollado en lenguaje Ruby, enfocándose específicamente en la librería de testeo RSpec para Ruby on Rails.</text:p>
      <text:h text:style-name="_33_._20_Contenido_20_Titulo_20_2" text:outline-level="2"/>
      <text:list xml:id="list164613958793318" text:continue-list="list4121449732" text:style-name="Numeración">
        <text:list-item>
          <text:list>
            <text:list-item>
              <text:h text:style-name="P48" text:outline-level="2"><text:bookmark-start text:name="__RefHeading___Toc382_132173762"/>OBJETIVOS<text:bookmark-end text:name="__RefHeading___Toc382_132173762"/></text:h>
              <text:list>
                <text:list-item>
                  <text:h text:style-name="P54" text:outline-level="3"><text:bookmark-start text:name="__RefHeading___Toc384_132173762"/>General<text:bookmark-end text:name="__RefHeading___Toc384_132173762"/></text:h>
                </text:list-item>
              </text:list>
            </text:list-item>
          </text:list>
        </text:list-item>
      </text:list>
      <text:p text:style-name="_34_._20_Contenido_20_">Desarrollar un Sistema que permita reducir el tiempo de ejecución de pruebas unitarias de aplicaciones Ruby on Rails utilizando la librería RSpec.</text:p>
      <text:list xml:id="list164613955778808" text:continue-numbering="true" text:style-name="Numeración">
        <text:list-item>
          <text:list>
            <text:list-item>
              <text:list>
                <text:list-item>
                  <text:h text:style-name="P54" text:outline-level="3"><text:bookmark-start text:name="__RefHeading___Toc384_1321737621"/><text:span text:style-name="T48">Espec</text:span><text:span text:style-name="T49">íficos</text:span><text:bookmark-end text:name="__RefHeading___Toc384_1321737621"/></text:h>
                </text:list-item>
              </text:list>
            </text:list-item>
          </text:list>
        </text:list-item>
      </text:list>
      <text:list xml:id="list164613592757893" text:continue-list="list164614621261120" text:style-name="Viñeta">
        <text:list-item>
          <text:p text:style-name="P77">Analizar y definir los requerimientos del Sistema.</text:p>
        </text:list-item>
        <text:list-item>
          <text:p text:style-name="P77">Implementar el algoritmo de distribución de pruebas unitarias.</text:p>
        </text:list-item>
        <text:list-item>
          <text:p text:style-name="P77">Implementar el algoritmo de distribución de código fuente.</text:p>
        </text:list-item>
        <text:list-item>
          <text:p text:style-name="P77">Configurar el entorno de prueba para el Sistema.</text:p>
        </text:list-item>
        <text:list-item>
          <text:p text:style-name="P78">Implementar las pruebas unitarias que se usarán para evaluar el Sistema.</text:p>
        </text:list-item>
        <text:list-item>
          <text:p text:style-name="P78">Evaluar los resultados obtenidos de la ejecución del Sistema.</text:p>
        </text:list-item>
      </text:list>
      <text:list xml:id="list164613890242401" text:continue-list="list164613955778808" text:style-name="Numeración">
        <text:list-item>
          <text:list>
            <text:list-item>
              <text:h text:style-name="P48" text:outline-level="2"><text:bookmark-start text:name="__RefHeading___Toc380_1321737623"/>Alcance del Proyecto<text:bookmark-end text:name="__RefHeading___Toc380_1321737623"/></text:h>
            </text:list-item>
          </text:list>
        </text:list-item>
      </text:list>
      <text:p text:style-name="P19">Se desarrollará un Sistema, que permitirá al desarrollador ejecutar pruebas unitarias de código para aplicaciones Ruby on Rails utilizando la librería RSpec. La ejecución de pruebas unitarias se realizará utilizando una arquitectura distribuida (Ver <text:sequence-ref text:reference-format="category-and-value" text:ref-name="refFigure0">Figura 1</text:sequence-ref>), es decir, la carga de trabajo que conlleva la ejecución de estas pruebas será distribuida en una red de computadoras.</text:p>
      <text:p text:style-name="_34_._20_Contenido_20_">El Sistema podrá ser utiliz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_34_._20_Contenido_20_">El Sistema podrá obtener el código fuente sobre el cual se ejecutarán las pruebas unitarias desde dos ubicaciones posibles, una de ellas es la computadora del desarrollador y la otra será desde un repositorio Git.</text:p>
      <text:p text:style-name="_34_._20_Contenido_20_">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22">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Asistentes, las cuales estarán ejecutándose <text:soft-page-break/>como un servicio dentro de todas las computadoras de la red, eventualmente, las computadoras que componen la red pueden tener instalada una o ambas aplicaciones.</text:p>
      <text:p text:style-name="P21"><draw:frame draw:style-name="fr5" draw:name="Frame1" text:anchor-type="paragraph" svg:x="0.116cm" svg:y="-0.048cm" svg:width="15.266cm" style:rel-width="98%" svg:height="8.828cm" style:rel-height="scale-min" draw:z-index="6"><draw:text-box><text:p text:style-name="_35_._20_Figura_20_Titulo_20_1_20__28_Leyenda_29_"><draw:frame draw:style-name="fr9" draw:name="Image5" text:anchor-type="paragraph" svg:width="14.542cm" style:rel-width="100%" svg:height="7.345cm" style:rel-height="scale" draw:z-index="7"><draw:image xlink:href="Pictures/100000000000044600000208023AE6BC241E3DF9.png" xlink:type="simple" xlink:show="embed" xlink:actuate="onLoad" draw:mime-type="image/png"/></draw:frame>Figura <text:sequence text:ref-name="refFigure0" text:name="Figure" text:formula="ooow:Figure+1" style:num-format="1">1</text:sequence>: <text:span text:style-name="T62">Prototipo de la arquitectura del sistema implementado.</text:span></text:p><text:p text:style-name="_35_._20_Figura_20_Titulo_20_2_20__28_Fuente_29_">Elaboración propia.</text:p></draw:text-box></draw:frame><text:s/></text:p>
      <text:list xml:id="list164614413933701" text:continue-numbering="true" text:style-name="Numeración">
        <text:list-item>
          <text:list>
            <text:list-item>
              <text:h text:style-name="P48" text:outline-level="2"><text:bookmark-start text:name="__RefHeading___Toc380_13217376231"/>Justificaci<text:span text:style-name="T11">ón</text:span><text:bookmark-end text:name="__RefHeading___Toc380_13217376231"/></text:h>
            </text:list-item>
          </text:list>
        </text:list-item>
      </text:list>
      <text:p text:style-name="_34_._20_Contenido_20_">Se desarrollará un Sistema, que permitirá al desarrollador ejecutar pruebas unitarias de código para aplicaciones Ruby on Rails utilizando la librería RSpec. La ejecución de pruebas unitarias se realizará utilizando una arquitectura distribuida (Ver <text:sequence-ref text:reference-format="category-and-value" text:ref-name="refFigure0">Figura 1</text:sequence-ref>), es decir, la carga de trabajo que conlleva la ejecución de estas pruebas será distribuida en una red de computadoras.</text:p>
      <text:p text:style-name="_34_._20_Contenido_20_">En grandes proyectos, la ejecución de todas las pruebas después de cada cambio puede convertirse en una operación costosa que requiere varias horas. <text:reference-mark-start text:name="ADDIN CSL_CITATION {&quot;citationItems&quot;: [{&quot;id&quot;: &quot;ITEM-1&quot;, &quot;itemData&quot;: {&quot;DOI&quot;: &quot;10.1109/ICSME.2017.68&quot;, &quot;ISBN&quot;: &quot;9781538609927&quot;, &quot;abstract&quot;: &quot;Setiembre de 2017 \u2014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number-of-pages&quot;: &quot;58-68&quot;, &quot;publisher-place&quot;: &quot;Shanghai, China&quot;, &quot;title&quot;: &quot;What are the testing habits of developers? A case study in a large IT company&quot;, &quot;type&quot;: &quot;book&quot;, &quot;volume&quot;: &quot;1&quot;}, &quot;locator&quot;: &quot;59&quot;, &quot;uris&quot;: [&quot;http://www.mendeley.com/documents/?uuid=997bb9ae-e19d-403d-bacf-7014b0dafcd8&quot;]}], &quot;mendeley&quot;: {&quot;formattedCitation&quot;: &quot;(Blondeau et\u00a0al., 2017, p. 59)&quot;, &quot;plainTextFormattedCitation&quot;: &quot;(Blondeau et\u00a0al., 2017, p. 59)&quot;, &quot;previouslyFormattedCitation&quot;: &quot;(Blondeau et\u00a0al., 2017, p. 59)&quot;}, &quot;properties&quot;: {&quot;noteIndex&quot;: 0}, &quot;schema&quot;: &quot;https://github.com/citation-style-language/schema/raw/master/csl-citation.json&quot;} RNDzhhOqbS22A"/><text:span text:style-name="T37">(Blondeau et al., 2017, p. 59)</text:span><text:reference-mark-end text:name="ADDIN CSL_CITATION {&quot;citationItems&quot;: [{&quot;id&quot;: &quot;ITEM-1&quot;, &quot;itemData&quot;: {&quot;DOI&quot;: &quot;10.1109/ICSME.2017.68&quot;, &quot;ISBN&quot;: &quot;9781538609927&quot;, &quot;abstract&quot;: &quot;Setiembre de 2017 \u2014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number-of-pages&quot;: &quot;58-68&quot;, &quot;publisher-place&quot;: &quot;Shanghai, China&quot;, &quot;title&quot;: &quot;What are the testing habits of developers? A case study in a large IT company&quot;, &quot;type&quot;: &quot;book&quot;, &quot;volume&quot;: &quot;1&quot;}, &quot;locator&quot;: &quot;59&quot;, &quot;uris&quot;: [&quot;http://www.mendeley.com/documents/?uuid=997bb9ae-e19d-403d-bacf-7014b0dafcd8&quot;]}], &quot;mendeley&quot;: {&quot;formattedCitation&quot;: &quot;(Blondeau et\u00a0al., 2017, p. 59)&quot;, &quot;plainTextFormattedCitation&quot;: &quot;(Blondeau et\u00a0al., 2017, p. 59)&quot;, &quot;previouslyFormattedCitation&quot;: &quot;(Blondeau et\u00a0al., 2017, p. 59)&quot;}, &quot;properties&quot;: {&quot;noteIndex&quot;: 0}, &quot;schema&quot;: &quot;https://github.com/citation-style-language/schema/raw/master/csl-citation.json&quot;} RNDzhhOqbS22A"/>⁠. <office:annotation office:name="__Annotation__3998_2392111844" loext:resolved="false"><dc:creator>Rodrigo Fernández</dc:creator><dc:date>2022-03-17T16:32:30.217019070</dc:date><meta:creator-initials>R</meta:creator-initials><text:p text:style-name="P82"><text:span text:style-name="T106">Referencia</text:span></text:p></office:annotation>A medida que se avanza con el proyecto de software, la cantidad y complejidad de las pruebas unitarias aumenta y la potencia de la computadora del desarrollador es casi siempre la misma que al inicio del proyecto, esto incide negativamente en el tiempo de ejecución.<office:annotation-end office:name="__Annotation__3998_2392111844"/></text:p>
      <text:p text:style-name="_34_._20_Contenido_20_">Con el objetivo de reducir el tiempo de ejecución de pruebas unitarias de código, el Sistema a desarrollar en el marco de este TFG <text:s/>tendrá las siguientes ventajas:</text:p>
      <text:list xml:id="list164613536114854" text:continue-list="list164613592757893" text:style-name="Viñeta">
        <text:list-item>
          <text:p text:style-name="P72">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72">Permitirá la ejecución de pruebas unitarias sobre el código fuente descargado del repositorio, así también sobre el código del desarrollador utilizando la misma arquitectura distribuida mencionada en el punto anterior.</text:p>
        </text:list-item>
        <text:list-item>
          <text:p text:style-name="P72">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list xml:id="list164612827168951" text:continue-list="list164614413933701" text:style-name="Numeración">
        <text:list-item>
          <text:h text:style-name="P44" text:outline-level="1"><text:bookmark-start text:name="__RefHeading___Toc386_132173762"/><text:soft-page-break/>MARCO TEÓRICO<text:bookmark-end text:name="__RefHeading___Toc386_132173762"/></text:h>
          <text:list>
            <text:list-item>
              <text:h text:style-name="P47" text:outline-level="2"><text:bookmark-start text:name="__RefHeading___Toc388_132173762"/>CICLO DEL DESARROLLO DEL SOFTWARE<text:bookmark-end text:name="__RefHeading___Toc388_132173762"/></text:h>
            </text:list-item>
          </text:list>
        </text:list-item>
      </text:list>
      <text:p text:style-name="P36">El ciclo de vida<office:annotation loext:resolved="false"><dc:creator>Rodrigo Fernández</dc:creator><dc:date>2022-03-16T22:43:41.467356714</dc:date><meta:creator-initials>R</meta:creator-initials><text:p text:style-name="P82"><text:span text:style-name="T106">Todo este parrafo esta repetido</text:span></text:p></office:annotation> para el desarrollo de software implica una secuencia de etapas sucesivas. Estas etapas frecuentemente incluyen: identificación de necesidades, diseño, programación, pruebas y mantenimiento. <text:span text:style-name="T32"><text:s/>(Lasky, 2015, p. 1)</text:span><office:annotation office:name="__Annotation__1280_12303022751" loext:resolved="false"><dc:creator>Rodrigo Fernández</dc:creator><dc:date>2022-03-14T22:29:13.669452282</dc:date><meta:creator-initials>R</meta:creator-initials><text:p text:style-name="P82"><text:span text:style-name="T105">La url es inaccesible, requiere loguearse.</text:span></text:p></office:annotation><office:annotation-end office:name="__Annotation__1280_12303022751"/>. <text:span text:style-name="T26">Según Gómez, Jústiz y Delgado (2013)⁠ </text:span><text:span text:style-name="T27">l</text:span>as pruebas contribuyen a la calidad del software y estas pruebas deben comenzar desde el momento en el que el desarrollador inicia la implementación del software y deben finalizar antes del despliegue del mismo. (p. 69). </text:p>
      <text:list xml:id="list164612690388979" text:continue-numbering="true" text:style-name="Numeración">
        <text:list-item>
          <text:list>
            <text:list-item>
              <text:list>
                <text:list-item>
                  <text:h text:style-name="P54" text:outline-level="3"><text:bookmark-start text:name="__RefHeading___Toc390_132173762"/>Modelos <text:span text:style-name="T66">d</text:span>e gestión del desarrollo del Software<text:bookmark-end text:name="__RefHeading___Toc390_132173762"/></text:h>
                </text:list-item>
              </text:list>
            </text:list-item>
          </text:list>
        </text:list-item>
      </text:list>
      <text:p text:style-name="_34_._20_Contenido_20_"><office:annotation office:name="__Annotation__4000_2392111844" loext:resolved="false"><dc:creator>Rodrigo Fernández</dc:creator><dc:date>2022-03-17T16:33:12.431331228</dc:date><meta:creator-initials>R</meta:creator-initials><text:p text:style-name="P82"><text:span text:style-name="T106">Referencia</text:span></text:p></office:annotation>Existen diferentes modelos de desarrollo de software. Entre ellos tenemos métodos clásicos como lo son: modelo en cascada, modelo incremental, el modelo V o métodos más populares hoy en día como pueden ser metodologías ágiles, programación extrema, etc. Cada uno de ellos con sus ventajas y desventajas, con sus propias reglas y características que indican y dan las pautas de cómo se tiene que trabajar durante el ciclo de vida del software. A continuación se seleccionaron algunos modelos para ver cómo se componen y funcionan sus diferentes fases a lo largo del desarrollo del software.<office:annotation-end office:name="__Annotation__4000_2392111844"/></text:p>
      <text:p text:style-name="_33_._20_Contenido_20_Titulo_20_4">Modelo en <text:span text:style-name="T67">C</text:span>ascada</text:p>
      <text:p text:style-name="P20"><text:span text:style-name="T53">El modelo de la cascada, a veces llamado ciclo de vida clásico, sugiere un enfoque sistemático y secuencial para el desarrollo del software, que comienza con la especificación de los requerimientos por parte del cliente y avanza a través de planeación, modelado, co</text:span><text:span text:style-name="T54">nstrucción y despliegue, para concluir con el apoyo del software terminado</text:span><text:bookmark text:name="docs-internal-guid-3909a733-7fff-8c68-0ce7-2e562a2c0f6e"/><text:span text:style-name="T5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uQlSbgpvBi"/><text:span text:style-name="T38">(Pressman, 2010, p. 34)</text:span><office:annotation office:name="__Annotation__17348_1230302275" loext:resolved="false"><dc:creator>Rodrigo Fernández</dc:creator><dc:date>2022-03-14T23:52:34.687210907</dc:date><meta:creator-initials>R</meta:creator-initials><text:p text:style-name="P83"><text:span text:style-name="T105">Verificado</text:span></text:p></office:annotatio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uQlSbgpvBi"/><text:span text:style-name="T57">⁠</text:span><office:annotation-end office:name="__Annotation__17348_1230302275"/><text:span text:style-name="T56">.</text:span><text:bookmark text:name="docs-internal-guid-3909a733-7fff-8c68-0ce7-2e562a2c0f6e1"/><text:span text:style-name="T56"> </text:span><text:span text:style-name="T12">Es el enfoque metodológico que ordena rigurosamente las etapas del ciclo de vida del software, de forma tal que el inicio de cada etapa debe esperar a la finalización de la anterior (</text:span><text:span text:style-name="T14">V</text:span><text:span text:style-name="T13">er </text:span><text:span text:style-name="T13"><text:sequence-ref text:reference-format="category-and-value" text:ref-name="refFigure1">Figura 2</text:sequence-ref></text:span><text:span text:style-name="T12">). De esta forma, cualquier error de diseño detectado en la etapa de prueba conduce necesariamente al rediseño y nueva programación del código afectado.</text:span></text:p>
      <text:p text:style-name="P16"/>
      <text:p text:style-name="_34_._20_Contenido_20_despues_20_de_20_tabla"><draw:frame draw:style-name="fr5" draw:name="Frame3" text:anchor-type="paragraph" svg:x="0.116cm" svg:y="-0.048cm" svg:width="15.266cm" style:rel-width="98%" svg:height="8.828cm" style:rel-height="scale-min" draw:z-index="8"><draw:text-box><text:p text:style-name="_35_._20_Figura_20_Titulo_20_1_20__28_Leyenda_29_"><draw:frame draw:style-name="fr8" draw:name="Image2" text:anchor-type="char" svg:x="0cm" svg:y="0.337cm" svg:width="14.926cm" svg:height="9.303cm" draw:z-index="9"><draw:image xlink:href="Pictures/1000000000000317000001EDF3E3144E9B8F3242.png" xlink:type="simple" xlink:show="embed" xlink:actuate="onLoad" draw:mime-type="image/png"/></draw:frame>Figura <text:sequence text:ref-name="refFigure1" text:name="Figure" text:formula="ooow:Figure+1" style:num-format="1">2</text:sequence>: <text:span text:style-name="T63">Modelo en Cascada</text:span><text:span text:style-name="T62">.</text:span></text:p><text:p text:style-name="_35_._20_Figura_20_Titulo_20_2_20__28_Fuente_29_"><text:span text:style-name="T58">Adaptado de </text:span><text:span text:style-name="T61">Stock for the </text:span><text:span text:style-name="T58">(p. 120), por J.J. Siegel, 2014, McGrawHillEducation.</text:span></text:p></draw:text-box></draw:frame><text:soft-page-break/><text:s/></text:p>
      <text:p text:style-name="P25">Modelo <text:span text:style-name="T67">Incremental</text:span></text:p>
      <text:p text:style-name="P20"><text:span text:style-name="T69">Según Pressma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suppress-author&quot;: 1, &quot;uris&quot;: [&quot;http://www.mendeley.com/documents/?uuid=deb8f96f-fba6-429d-bac0-2fd0aaa02a99&quot;]}], &quot;mendeley&quot;: {&quot;formattedCitation&quot;: &quot;(2002)&quot;, &quot;plainTextFormattedCitation&quot;: &quot;(2002)&quot;, &quot;previouslyFormattedCitation&quot;: &quot;(2002)&quot;}, &quot;properties&quot;: {&quot;noteIndex&quot;: 0}, &quot;schema&quot;: &quot;https://github.com/citation-style-language/schema/raw/master/csl-citation.json&quot;} RNDstlkAKcyLe"/><text:span text:style-name="T40">(2002)</text:span><office:annotation office:name="__Annotation__9362_1230302275" loext:resolved="false"><dc:creator>Rodrigo Fernández</dc:creator><dc:date>2022-03-14T23:18:04.547252707</dc:date><meta:creator-initials>R</meta:creator-initials><text:p text:style-name="P83"><text:span text:style-name="T105">Verificado</text:span></text:p></office:annotatio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suppress-author&quot;: 1, &quot;uris&quot;: [&quot;http://www.mendeley.com/documents/?uuid=deb8f96f-fba6-429d-bac0-2fd0aaa02a99&quot;]}], &quot;mendeley&quot;: {&quot;formattedCitation&quot;: &quot;(2002)&quot;, &quot;plainTextFormattedCitation&quot;: &quot;(2002)&quot;, &quot;previouslyFormattedCitation&quot;: &quot;(2002)&quot;}, &quot;properties&quot;: {&quot;noteIndex&quot;: 0}, &quot;schema&quot;: &quot;https://github.com/citation-style-language/schema/raw/master/csl-citation.json&quot;} RNDstlkAKcyLe"/><text:span text:style-name="T69">⁠</text:span><office:annotation-end office:name="__Annotation__9362_1230302275"/><text:span text:style-name="T69">, el </text:span><text:span text:style-name="T68">modelo incremental combina la forma secuencial e iterativa a través de prototipos funcionales, es decir, cada evolución del proyecto se <text:tab/>considera un incremento </text:span><text:span text:style-name="T70">(</text:span><text:span text:style-name="T71">V</text:span><text:span text:style-name="T70">er </text:span><text:span text:style-name="T70"><text:sequence-ref text:reference-format="category-and-value" text:ref-name="refFigure2">Figura 3</text:sequence-ref></text:span><text:span text:style-name="T70">)</text:span><text:span text:style-name="T68">. </text:span></text:p>
      <text:p text:style-name="_34_._20_Contenido_20_"><text:bookmark text:name="docs-internal-guid-4e0fbad1-7fff-d14e-f37c-fa91b3b58da7"/><text:span text:style-name="T15">El primer incremento que sale, contiene elementos básicos </text:span><text:span text:style-name="T16">y fundamentales del proyecto</text:span><text:span text:style-name="T15"> hasta seguir con los siguientes incrementos para mejorar su funcionalidad, priorizando los requerimientos más importantes </text:span><text:span text:style-name="T16">para el cliente</text:span><text:span text:style-name="T15">.</text:span></text:p>
      <text:p text:style-name="P20"><text:span text:style-name="T12">El modelo incremental se centra en la entrega de un producto operacional con cada incremento. Los primeros incrementos son versiones “incompletas” del producto final, pero proporcionan al usuario la funcionalidad que precisa y también una plataforma para la evaluación</text:span><text:span text:style-name="T17">.</text:span><office:annotation office:name="__Annotation__9361_1230302275" loext:resolved="false"><dc:creator>Rodrigo Fernández</dc:creator><dc:date>2022-03-14T23:17:53.792025371</dc:date><meta:creator-initials>R</meta:creator-initials><text:p text:style-name="P83"><text:span text:style-name="T105">Verificado</text:span></text:p></office:annotation><text:span text:style-name="T17">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B3ROZm3RUL"/><text:span text:style-name="T17">(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B3ROZm3RUL"/><office:annotation-end office:name="__Annotation__9361_1230302275"/></text:p>
      <text:p text:style-name="P28"><draw:frame draw:style-name="fr5" draw:name="Frame2" text:anchor-type="paragraph" svg:x="0.116cm" svg:y="-0.048cm" svg:width="15.266cm" style:rel-width="98%" svg:height="8.828cm" style:rel-height="scale-min" draw:z-index="10"><draw:text-box><text:p text:style-name="_35_._20_Figura_20_Titulo_20_1_20__28_Leyenda_29_"><draw:frame draw:style-name="fr8" draw:name="Image1" text:anchor-type="char" svg:x="0cm" svg:y="0.337cm" svg:width="14.926cm" svg:height="9.303cm" draw:z-index="11"><draw:image xlink:href="Pictures/1000000000000317000001EDF3E3144E9B8F3242.png" xlink:type="simple" xlink:show="embed" xlink:actuate="onLoad" draw:mime-type="image/png"/></draw:frame>Figura <text:sequence text:ref-name="refFigure2" text:name="Figure" text:formula="ooow:Figure+1" style:num-format="1">3</text:sequence>: <text:span text:style-name="T63">Modelo </text:span><text:span text:style-name="T64">Incremental</text:span><text:span text:style-name="T62">.</text:span></text:p><text:p text:style-name="_35_._20_Figura_20_Titulo_20_2_20__28_Fuente_29_"><text:span text:style-name="T58">Adaptado de </text:span><text:span text:style-name="T61">Stock for the </text:span><text:span text:style-name="T58">(p. 120), por J.J. Siegel, 2014, McGrawHillEducation.</text:span></text:p></draw:text-box></draw:frame><text:s/></text:p>
      <text:p text:style-name="P26">Modelo <text:span text:style-name="T83">V</text:span></text:p>
      <text:p text:style-name="_34_._20_Contenido_20_">El modelo tradicional de desarrollo y pruebas es conocido como el modelo V, donde se describen las actividades de desarrollo en el lado Izquierdo y las correspondientes actividades en pruebas en el lado derecho. El modelo V (<text:span text:style-name="T101">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text:p>
      <text:p text:style-name="P20">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text:tab/>pruebas (acciones para asegurar la calidad) que validan cada uno de los modelos creados cuando el equipo fue hacia abajo por el lado izquierdo. <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qv6QzjsDe2"/><text:span text:style-name="T37">(Pressman, 2010, p. 34)</text:span><office:annotation office:name="__Annotation__17347_1230302275" loext:resolved="false"><dc:creator>Rodrigo Fernández</dc:creator><dc:date>2022-03-14T23:52:10.667712064</dc:date><meta:creator-initials>R</meta:creator-initials><text:p text:style-name="P83"><text:span text:style-name="T105">Verificado</text:span></text:p></office:annotatio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qv6QzjsDe2"/></text:p>
      <text:p text:style-name="_34_._20_Contenido_20_despues_20_de_20_tabla"><draw:frame draw:style-name="fr5" draw:name="Frame4" text:anchor-type="paragraph" svg:x="0.116cm" svg:y="-0.048cm" svg:width="15.266cm" style:rel-width="98%" svg:height="8.828cm" style:rel-height="scale-min" draw:z-index="12"><draw:text-box><text:p text:style-name="_35_._20_Figura_20_Titulo_20_1_20__28_Leyenda_29_"><draw:frame draw:style-name="fr8" draw:name="Image3" text:anchor-type="char" svg:x="0cm" svg:y="0.337cm" svg:width="14.926cm" svg:height="9.303cm" draw:z-index="13"><draw:image xlink:href="Pictures/1000000000000317000001EDF3E3144E9B8F3242.png" xlink:type="simple" xlink:show="embed" xlink:actuate="onLoad" draw:mime-type="image/png"/></draw:frame>Figura <text:sequence text:ref-name="refFigure3" text:name="Figure" text:formula="ooow:Figure+1" style:num-format="1">4</text:sequence>: <text:span text:style-name="T63">Modelo </text:span><text:span text:style-name="T65">V</text:span><text:span text:style-name="T62">.</text:span></text:p><text:p text:style-name="_35_._20_Figura_20_Titulo_20_2_20__28_Fuente_29_"><text:span text:style-name="T58">Adaptado de </text:span><text:span text:style-name="T61">Stock for the </text:span><text:span text:style-name="T58">(p. 120), por J.J. Siegel, 2014, McGrawHillEducation.</text:span></text:p></draw:text-box></draw:frame><text:soft-page-break/><text:s/></text:p>
      <text:list xml:id="list164612625401809" text:continue-numbering="true" text:style-name="Numeración">
        <text:list-item>
          <text:list>
            <text:list-item>
              <text:h text:style-name="P49" text:outline-level="2"><text:bookmark-start text:name="__RefHeading___Toc388_1321737621"/>Pruebas<text:bookmark-end text:name="__RefHeading___Toc388_1321737621"/></text:h>
            </text:list-item>
          </text:list>
        </text:list-item>
      </text:list>
      <text:p text:style-name="_34_._20_Contenido_20_">Las pruebas forman parte de una de las fases del ciclo de de desarrollo de un software, y es la que estaremos profundizando ya que estaremos tratando sobre el mismo en el desarrollo del <text:s/>TFG. Las pruebas forman parte de una de las etapas fundamentales para el aseguramiento de la calidad de un producto. Se puede definir <office:annotation office:name="__Annotation__4001_2392111844" loext:resolved="false"><dc:creator>Rodrigo Fernández</dc:creator><dc:date>2022-03-17T16:33:55.247017851</dc:date><meta:creator-initials>R</meta:creator-initials><text:p text:style-name="P82"><text:span text:style-name="T106">Referencia</text:span></text:p></office:annotation>“como una actividad en la cual un sistema o uno de sus componentes se ejecutan en circunstancias previamente especificadas. Los resultados de la ejecución se observan y registran con el fin de realizar posteriormente una evaluación de algún aspecto”.<office:annotation-end office:name="__Annotation__4001_2392111844"/></text:p>
      <text:list xml:id="list164614034510407" text:continue-numbering="true" text:style-name="Numeración">
        <text:list-item>
          <text:list>
            <text:list-item>
              <text:list>
                <text:list-item>
                  <text:h text:style-name="P58" text:outline-level="3"><text:bookmark-start text:name="__RefHeading___Toc390_1321737621"/>Pruebas de Software<text:bookmark-end text:name="__RefHeading___Toc390_1321737621"/></text:h>
                </text:list-item>
              </text:list>
            </text:list-item>
          </text:list>
        </text:list-item>
      </text:list>
      <text:p text:style-name="_34_._20_Contenido_20_">Consisten en la verificación de que cada componente del software funcione de la manera esperada y “correcta”, se utilizan distintos métodos y/o casos de pruebas para cumplir con los objetivos de las mismas.</text:p>
      <text:p text:style-name="_34_._20_Contenido_20_"><text:soft-page-break/>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text:p>
      <text:p text:style-name="_34_._20_Contenido_20_">Según J. A. Mera-Paz <text:reference-mark-start text:name="ADDIN CSL_CITATION {&quot;citationItems&quot;: [{&quot;id&quot;: &quot;ITEM-1&quot;, &quot;itemData&quot;: {&quot;DOI&quot;: &quot;http://dx.doi.org/10.16925/in.v12i20.1482 An\u00e1lisis&quot;, &quot;author&quot;: [{&quot;dropping-particle&quot;: &quot;&quot;, &quot;family&quot;: &quot;Mera-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5&quot;]]}, &quot;note&quot;: &quot;Interesante pero muy gen\u00e9rico respecto a las pruebas, no encontre nada usable\nby Rodrigo&quot;, &quot;title&quot;: &quot;An\u00e1lisis del proceso de pruebas de calidad de software&quot;, &quot;type&quot;: &quot;article-journal&quot;, &quot;volume&quot;: &quot;12&quot;}, &quot;suppress-author&quot;: 1, &quot;uris&quot;: [&quot;http://www.mendeley.com/documents/?uuid=45ab8b5c-655f-4f58-923a-3114dc8dbec3&quot;]}], &quot;mendeley&quot;: {&quot;formattedCitation&quot;: &quot;(2015)&quot;, &quot;plainTextFormattedCitation&quot;: &quot;(2015)&quot;, &quot;previouslyFormattedCitation&quot;: &quot;(2015)&quot;}, &quot;properties&quot;: {&quot;noteIndex&quot;: 0}, &quot;schema&quot;: &quot;https://github.com/citation-style-language/schema/raw/master/csl-citation.json&quot;} RNDnDUBTTzXec"/><text:span text:style-name="T37">(2015)</text:span><text:reference-mark-end text:name="ADDIN CSL_CITATION {&quot;citationItems&quot;: [{&quot;id&quot;: &quot;ITEM-1&quot;, &quot;itemData&quot;: {&quot;DOI&quot;: &quot;http://dx.doi.org/10.16925/in.v12i20.1482 An\u00e1lisis&quot;, &quot;author&quot;: [{&quot;dropping-particle&quot;: &quot;&quot;, &quot;family&quot;: &quot;Mera-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5&quot;]]}, &quot;note&quot;: &quot;Interesante pero muy gen\u00e9rico respecto a las pruebas, no encontre nada usable\nby Rodrigo&quot;, &quot;title&quot;: &quot;An\u00e1lisis del proceso de pruebas de calidad de software&quot;, &quot;type&quot;: &quot;article-journal&quot;, &quot;volume&quot;: &quot;12&quot;}, &quot;suppress-author&quot;: 1, &quot;uris&quot;: [&quot;http://www.mendeley.com/documents/?uuid=45ab8b5c-655f-4f58-923a-3114dc8dbec3&quot;]}], &quot;mendeley&quot;: {&quot;formattedCitation&quot;: &quot;(2015)&quot;, &quot;plainTextFormattedCitation&quot;: &quot;(2015)&quot;, &quot;previouslyFormattedCitation&quot;: &quot;(2015)&quot;}, &quot;properties&quot;: {&quot;noteIndex&quot;: 0}, &quot;schema&quot;: &quot;https://github.com/citation-style-language/schema/raw/master/csl-citation.json&quot;} RNDnDUBTTzXec"/>⁠ existen 7 principios de las pruebas que permiten establecer unas pautas comunes para que las empresas de desarrollo de software las conozcan y adapten a sus procesos de pruebas. Que si se aplican correctamente dichos principios las empresas tendrán un aseguramiento de la calidad del software. </text:p>
      <text:p text:style-name="_33_._20_Contenido_20_Titulo_20_4">Principio Nº 1 Las pruebas demuestran la presencia de defectos </text:p>
      <text:p text:style-name="_34_._20_Contenido_20_">Las pruebas son unas herramientas que permiten identificar la presencia de defectos; sin embargo, no garantizan que no haya defectos ocultos en el software, y el hecho de que no se identifiquen defectos no es una evidencia de que el software esté totalmente correcto. </text:p>
      <text:p text:style-name="_33_._20_Contenido_20_Titulo_20_4">Principio Nº 2. Las pruebas exhaustivas no existen</text:p>
      <text:p text:style-name="_34_._20_Contenido_20_">“Probar todo un aplicativo de extremo a extremo con todas las entradas de datos y condiciones es algo imposible”; en vez de tratar de conseguir ese tipo de pruebas se debe realizar un análisis de los riesgos para establecer prioridades y tomar decisiones adecuadas en la utilización de talento humano y recursos, centralizando los esfuerzos en las pruebas.</text:p>
      <text:p text:style-name="P24">Principio Nº 3. Pruebas tempranas. Identificar los defectos en etapas tempranas </text:p>
      <text:p text:style-name="P17">Nos dice que cuanto más rápido se identifiquen los defectos, más se ahorrará en todo tipo de recursos. </text:p>
      <text:p text:style-name="_33_._20_Contenido_20_Titulo_20_4">Principio Nº 4. Agrupación de defectos.</text:p>
      <text:p text:style-name="_34_._20_Contenido_20_">Las pruebas deben concentrarse de manera proporcional. Por lo general, la mayoría de los fallos operativos se concentran en un número reducido de módulos.</text:p>
      <text:p text:style-name="_33_._20_Contenido_20_Titulo_20_4">Principio Nº 5. Paradoja del pesticida</text:p>
      <text:p text:style-name="_34_._20_Contenido_20_"><text:soft-page-break/><text:s/>Si se repite la misma prueba una y otra vez, la misma serie de casos de prueba dejará de encontrar nuevos defectos; es importante que los casos de prueba se revisen periódicamente y escribir nuevos casos de prueba con el objetivo de encontrar más defectos. </text:p>
      <text:p text:style-name="_33_._20_Contenido_20_Titulo_20_4">Principio Nº 6. Las pruebas dependen del contexto </text:p>
      <text:p text:style-name="_34_._20_Contenido_20_">Las pruebas dependen del contexto en el cual se ejecuten; por ejemplo, las que sean para un sistema crítico de seguridad como el financiero, se requiere un mayor número de pruebas en comparación con otras aplicaciones de un nivel de complejidad menor o menos críticos. </text:p>
      <text:p text:style-name="_33_._20_Contenido_20_Titulo_20_4">Principio Nº 7. Falacia de ausencia de errores</text:p>
      <text:p text:style-name="_34_._20_Contenido_20_"><text:s/>La detección y corrección de los defectos no sirven de nada si el sistema no cumple con los requerimientos o necesidades del usuario.</text:p>
      <text:list xml:id="list164612954453010" text:continue-numbering="true" text:style-name="Numeración">
        <text:list-item>
          <text:list>
            <text:list-item>
              <text:list>
                <text:list-item>
                  <text:h text:style-name="P59" text:outline-level="3"><text:bookmark-start text:name="__RefHeading___Toc390_13217376211"/>Niveles de Pruebas<text:bookmark-end text:name="__RefHeading___Toc390_13217376211"/></text:h>
                </text:list-item>
              </text:list>
            </text:list-item>
          </text:list>
        </text:list-item>
      </text:list>
      <text:p text:style-name="_34_._20_Contenido_20_"><text:span text:style-name="T85">Leopoldo y Santiago Moscoso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LN7sUI2k5C"/><text:span text:style-name="T47">(2017)</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LN7sUI2k5C"/><text:span text:style-name="T84">⁠ </text:span><text:span text:style-name="T86">mencionan los siguientes niveles de pruebas de software:</text:span></text:p>
      <text:p text:style-name="_33_._20_Contenido_20_Titulo_20_4">Pruebas unitarias</text:p>
      <text:p text:style-name="_34_._20_Contenido_20_">Comprueba si el código funciona y cumple con las especificaciones necesarias para su desempeño óptimo, se focaliza en verificar cada módulo con lo que mejora el manejo de la integración de lo más básico a los componentes mayores.</text:p>
      <text:p text:style-name="_33_._20_Contenido_20_Titulo_20_4">Pruebas de integración </text:p>
      <text:p text:style-name="_34_._20_Contenido_20_">Comprueba si los componentes funcionan correctamente luego de integrarlos, identificando los errores producidos por la combinación, definiendo si las interfaces entre los usuarios y las aplicaciones funcionan de una manera adecuada. </text:p>
      <text:p text:style-name="_33_._20_Contenido_20_Titulo_20_4">Pruebas de regresión</text:p>
      <text:p text:style-name="_34_._20_Contenido_20_">Este tipo de prueba se realiza para comprobar que los nuevos cambios <text:s/>en el software no tengan efectos secundarios en otras funcionalidades del mismo.</text:p>
      <text:p text:style-name="_33_._20_Contenido_20_Titulo_20_4"><text:soft-page-break/>Pruebas de humo (Smoke Testing) </text:p>
      <text:p text:style-name="_34_._20_Contenido_20_"><text:span text:style-name="T79">Comprueba los errores tempranamente revisando el sistema constantemente, lo cual permite disminuir la dificultad en el momento de la integración red</text:span><text:span text:style-name="T29">uciendo así los riesgos. </text:span><text:span text:style-name="T31">Con el smoke testing no se busca realizar pruebas a todo el sistema de forma exhaustiva, si no que realizar validaciones seleccionadas sobre las funcionalidades más críticas para luego proceder con pruebas más complejas.</text:span></text:p>
      <text:p text:style-name="_33_._20_Contenido_20_Titulo_20_4">Pruebas del sistema</text:p>
      <text:p text:style-name="_34_._20_Contenido_20_">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text:p>
      <text:list xml:id="list164614395924887" text:continue-numbering="true" text:style-name="Numeración">
        <text:list-item>
          <text:list>
            <text:list-item>
              <text:h text:style-name="P50" text:outline-level="2"><text:bookmark-start text:name="__RefHeading___Toc388_13217376211"/>Pruebas <text:span text:style-name="T87">Unitarias</text:span><text:bookmark-end text:name="__RefHeading___Toc388_13217376211"/></text:h>
            </text:list-item>
          </text:list>
        </text:list-item>
      </text:list>
      <text:p text:style-name="_34_._20_Contenido_20_"><text:span text:style-name="T24">“</text:span><text:span text:style-name="T68">Una prueba unitaria procura una "unidad" de código de forma aislada y compara los resultados reales con los esperados. Las pruebas unitarias invocan uno o más métodos de una clase para producir resultados observables que se verifican automáticamente” </text:span><text:reference-mark-start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wFMtiJUXtp"/><text:span text:style-name="T68">(Olan, 2003, p. 320)</text:span><text:reference-mark-end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wFMtiJUXtp"/><text:span text:style-name="T41">⁠.</text:span><text:span text:style-name="T72"> </text:span><text:span text:style-name="T73">Por lo general son</text:span><text:span text:style-name="T72"> los desarrolladores </text:span><text:span text:style-name="T73">lo que implementan las pruebas</text:span><text:span text:style-name="T72">, ya que es ó</text:span><text:span text:style-name="T73">ptimo y necesario conocer el código por la cuál se está trabajando.</text:span></text:p>
      <text:p text:style-name="_34_._20_Contenido_20_"><text:span text:style-name="T72">Roy Oshe</text:span><text:span text:style-name="T74">vor</text:span><text:span text:style-name="T72">e </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DMEnNHBKJF"/><text:span text:style-name="T72">(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DMEnNHBKJF"/><text:span text:style-name="T42">⁠</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n4DxGy78eM"/><text:span text:style-name="T43"> menciona que las pruebas unitarias deben tener las siguientes </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n4DxGy78eM"/><text:span text:style-name="T72">propiedades:</text:span></text:p>
      <text:list xml:id="list164612662130271" text:continue-list="list164613536114854" text:style-name="Viñeta">
        <text:list-item>
          <text:p text:style-name="P72"><text:bookmark text:name="_69p94fdyhudf"/>Debe ser automatizado y repetible.</text:p>
        </text:list-item>
        <text:list-item>
          <text:p text:style-name="P72">Debe ser fácil de implementar.</text:p>
        </text:list-item>
        <text:list-item>
          <text:p text:style-name="P72"><text:span text:style-name="T54">Debe </text:span><text:span text:style-name="T55">ser pertinente</text:span><text:span text:style-name="T54">.</text:span></text:p>
        </text:list-item>
        <text:list-item>
          <text:p text:style-name="P72">Cualquiera debería poder ejecutarlo con solo presionar un botón.</text:p>
        </text:list-item>
        <text:list-item>
          <text:p text:style-name="P72">Debe ejecutarse rápidamente.</text:p>
        </text:list-item>
        <text:list-item>
          <text:p text:style-name="P72"><text:soft-page-break/>Debe ser coherente en sus resultados (siempre devuelve el mismo resultado si no cambia nada entre ejecuciones).</text:p>
        </text:list-item>
        <text:list-item>
          <text:p text:style-name="P72">Debe tener el control total de la unidad bajo prueba.</text:p>
        </text:list-item>
        <text:list-item>
          <text:p text:style-name="P72">Debe estar completamente aislado (se ejecuta independientemente de otras pruebas).</text:p>
        </text:list-item>
        <text:list-item>
          <text:p text:style-name="P72">Cuando falla, debería ser fácil detectar lo que se esperaba y determinar cómo identificar el problema.</text:p>
        </text:list-item>
      </text:list>
      <text:list xml:id="list164613199787655" text:continue-list="list164614395924887" text:style-name="Numeración">
        <text:list-item>
          <text:list>
            <text:list-item>
              <text:list>
                <text:list-item>
                  <text:h text:style-name="P60" text:outline-level="3"><text:bookmark-start text:name="__RefHeading___Toc390_132173762111"/>Librer<text:span text:style-name="T50">ías para Testeo Unitario en Diferentes Lenguajes</text:span><text:bookmark-end text:name="__RefHeading___Toc390_132173762111"/></text:h>
                </text:list-item>
              </text:list>
            </text:list-item>
          </text:list>
        </text:list-item>
      </text:list>
      <text:p text:style-name="P18">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emplate-name="Academic">
        <table:table-column table:style-name="Table2.A"/>
        <table:table-column table:style-name="Table2.B"/>
        <table:table-row table:style-name="TableLine94071846989504">
          <table:table-cell table:style-name="Table2.A1" office:value-type="string">
            <text:p text:style-name="_36_._20_Tabla_20_Contenido_20_1_20__28_Encabezado_29_"/>
          </table:table-cell>
          <table:table-cell table:style-name="Table2.A1" office:value-type="string">
            <text:p text:style-name="_36_._20_Tabla_20_Contenido_20_1_20__28_Encabezado_29_">Librerías de Testeo</text:p>
          </table:table-cell>
        </table:table-row>
        <table:table-row table:style-name="TableLine94071847950944">
          <table:table-cell table:style-name="Table2.A2" office:value-type="string">
            <text:p text:style-name="_36_._20_Tabla_20_Contenido_20_2">Java</text:p>
          </table:table-cell>
          <table:table-cell table:style-name="Table2.A2" office:value-type="string">
            <text:p text:style-name="_36_._20_Tabla_20_Contenido_20_3">Junit5 , TestNG </text:p>
          </table:table-cell>
        </table:table-row>
        <table:table-row table:style-name="TableLine94071847967280">
          <table:table-cell table:style-name="Table2.A2" office:value-type="string">
            <text:p text:style-name="_36_._20_Tabla_20_Contenido_20_2">.<text:span text:style-name="T88">Net</text:span></text:p>
          </table:table-cell>
          <table:table-cell table:style-name="Table2.A2" office:value-type="string">
            <text:p text:style-name="_36_._20_Tabla_20_Contenido_20_3">NUnit</text:p>
          </table:table-cell>
        </table:table-row>
        <table:table-row table:style-name="TableLine94071847983568">
          <table:table-cell table:style-name="Table2.A2" office:value-type="string">
            <text:p text:style-name="_36_._20_Tabla_20_Contenido_20_2">Ruby</text:p>
          </table:table-cell>
          <table:table-cell table:style-name="Table2.A2" office:value-type="string">
            <text:p text:style-name="_36_._20_Tabla_20_Contenido_20_3">UnitTest, Rspec, RubyUnit, MiniTest</text:p>
          </table:table-cell>
        </table:table-row>
        <table:table-row table:style-name="TableLine94071847985776">
          <table:table-cell table:style-name="Table2.A2" office:value-type="string">
            <text:p text:style-name="_36_._20_Tabla_20_Contenido_20_2">Phyton</text:p>
          </table:table-cell>
          <table:table-cell table:style-name="Table2.A2" office:value-type="string">
            <text:p text:style-name="_36_._20_Tabla_20_Contenido_20_3">Unitest, PyUnit, doctest</text:p>
          </table:table-cell>
        </table:table-row>
        <table:table-row table:style-name="TableLine94071847957744">
          <table:table-cell table:style-name="Table2.A2" office:value-type="string">
            <text:p text:style-name="_36_._20_Tabla_20_Contenido_20_2">PHP</text:p>
          </table:table-cell>
          <table:table-cell table:style-name="Table2.A2" office:value-type="string">
            <text:p text:style-name="_36_._20_Tabla_20_Contenido_20_3">SimpleTest, PHPUnit</text:p>
          </table:table-cell>
        </table:table-row>
        <table:table-row table:style-name="TableLine94071848022736">
          <table:table-cell table:style-name="Table2.A7" office:value-type="string">
            <text:p text:style-name="_36_._20_Tabla_20_Contenido_20_2">Javascript</text:p>
          </table:table-cell>
          <table:table-cell table:style-name="Table2.A7" office:value-type="string">
            <text:p text:style-name="_36_._20_Tabla_20_Contenido_20_3">Qunit, Mocha, Jasmine, Chai</text:p>
          </table:table-cell>
        </table:table-row>
      </table:table>
      <text:p text:style-name="_36_._20_Tabla_20_Titulo_20_1_20__28_Leyenda_29_"><text:soft-page-break/>Tabla <text:sequence text:ref-name="refTable0" text:name="Table" text:formula="ooow:Table+1" style:num-format="1">1</text:sequence>: <text:span text:style-name="T62">Librerías de testeo unitario existentes para ciertos lenguajes.</text:span></text:p>
      <text:p text:style-name="_36_._20_Tabla_20_Titulo_20_2_20__28_Fuente_29_">Elaboración propia.</text:p>
      <text:p text:style-name="_36_._20_Tabla_20_Titulo_20_2_20__28_Fuente_29_"/>
      <text:list xml:id="list164613946197369" text:continue-numbering="true" text:style-name="Numeración">
        <text:list-item>
          <text:list>
            <text:list-item>
              <text:list>
                <text:list-item>
                  <text:h text:style-name="P62" text:outline-level="3"><text:bookmark-start text:name="__RefHeading___Toc3981_2392111844"/>Frameworks de pruebas unitarias en ruby<text:bookmark-end text:name="__RefHeading___Toc3981_2392111844"/></text:h>
                  <text:p text:style-name="P75">En Ruby tenemos una gama amplia de frameworks para pruebas unitarias, cada una de ellas con sus pros y contras. En la imagen x podemos ver el ranking de las librerías más utilizadas en los últimos tiempos.</text:p>
                </text:list-item>
              </text:list>
            </text:list-item>
          </text:list>
        </text:list-item>
      </text:list>
      <text:p text:style-name="P35"><draw:frame draw:style-name="fr4" draw:name="Marco7" text:anchor-type="paragraph" svg:width="15.499cm" draw:z-index="22"><draw:text-box fo:min-height="8.433cm"><text:p text:style-name="Figure"><draw:frame draw:style-name="fr1" draw:name="Marco8" text:anchor-type="as-char" svg:width="15.499cm" style:rel-width="100%" svg:height="8.433cm" style:rel-height="scale-min" draw:z-index="26"><draw:text-box><text:p text:style-name="Figure"><draw:frame draw:style-name="fr7" draw:name="Imagen2" text:anchor-type="as-char" svg:width="15.499cm" style:rel-width="100%" svg:height="8.433cm" style:rel-height="scale" draw:z-index="27"><draw:image xlink:href="Pictures/1000000000000564000002EF046C612D11022497.png" xlink:type="simple" xlink:show="embed" xlink:actuate="onLoad" draw:mime-type="image/png"/></draw:frame><text:span text:style-name="T89"><text:line-break/></text:span>Figura <text:sequence text:ref-name="refFigure4" text:name="Figure" text:formula="ooow:Figure+1" style:num-format="1">5</text:sequence>: Ranking de frameworks de pruebas unitarias en Ruby.</text:p><text:p text:style-name="Caption">Nota. Datos expresados de acuerdo a la puntuación del proyecto. Test frameworks, 2022. https://www.ruby-toolbox.com/categories/testing_frameworks?display=table&amp;order=score</text:p></draw:text-box></draw:frame><text:span text:style-name="T89"><text:line-break/></text:span></text:p></draw:text-box></draw:frame></text:p>
      <text:list xml:id="list164613268654126" text:continue-numbering="true" text:style-name="Numeración">
        <text:list-item>
          <text:list>
            <text:list-item>
              <text:list>
                <text:list-item>
                  <text:h text:style-name="P63" text:outline-level="3"><text:bookmark-start text:name="__RefHeading___Toc3983_2392111844"/>Rspec<text:bookmark-end text:name="__RefHeading___Toc3983_2392111844"/></text:h>
                </text:list-item>
              </text:list>
            </text:list-item>
          </text:list>
        </text:list-item>
      </text:list>
      <text:p text:style-name="_34_._20_Contenido_20_">RSpec es una herramienta de desarrollo dirigida por el comportamiento para programadores de Ruby. BDD es un enfoque para el desarrollo de software que combina el desarrollo dirigido por pruebas, el diseño dirigido por dominios y la planificación dirigido por pruebas de aceptación. (“RSpec: Behaviour Driven Development for Ruby”, <text:soft-page-break/>2018)Básicamente Rspec se enfoca en el comportamiento de la aplicación que está probando y no en cómo funciona.</text:p>
      <text:list xml:id="list164613529723712" text:continue-numbering="true" text:style-name="Numeración">
        <text:list-item>
          <text:list>
            <text:list-item>
              <text:list>
                <text:list-item>
                  <text:h text:style-name="P67" text:outline-level="3"><text:bookmark-start text:name="__RefHeading___Toc3985_2392111844"/>MiniTest<text:bookmark-end text:name="__RefHeading___Toc3985_2392111844"/></text:h>
                </text:list-item>
                <text:list-item>
                  <text:h text:style-name="P67" text:outline-level="3"><text:bookmark-start text:name="__RefHeading___Toc3987_2392111844"/>test-Unit<text:bookmark-end text:name="__RefHeading___Toc3987_2392111844"/></text:h>
                </text:list-item>
              </text:list>
            </text:list-item>
          </text:list>
        </text:list-item>
      </text:list>
      <text:p text:style-name="_36_._20_Tabla_20_Titulo_20_2_20__28_Fuente_29_"/>
      <text:list xml:id="list164613565417781" text:continue-numbering="true" text:style-name="Numeración">
        <text:list-item>
          <text:list>
            <text:list-item>
              <text:h text:style-name="P51" text:outline-level="2"><text:bookmark-start text:name="__RefHeading___Toc3210_2170670833"/>Desarrollo dirigido<text:bookmark-end text:name="__RefHeading___Toc3210_2170670833"/></text:h>
              <text:list>
                <text:list-item>
                  <text:h text:style-name="P65" text:outline-level="3"><text:bookmark-start text:name="__RefHeading___Toc3212_2170670833"/>Desarrollo dirigido por pruebas de aceptación (ATDD)<text:bookmark-end text:name="__RefHeading___Toc3212_2170670833"/></text:h>
                </text:list-item>
              </text:list>
            </text:list-item>
          </text:list>
        </text:list-item>
      </text:list>
      <text:p text:style-name="_34_._20_Contenido_20_">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an construyendo.<text:reference-mark-start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OFvsJdFrOO"/>(Hendrickson, 2008).<text:reference-mark-end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OFvsJdFrOO"/></text:p>
      <text:p text:style-name="P14"><text:span text:style-name="T44">Al realizar un desarrollo </text:span><text:span text:style-name="T45">dirigido</text:span><text:span text:style-name="T44"> por pruebas de aceptación, como parte de una práctica ágil, las pruebas se crean de manera iterativa, comenzando antes y continuando durante la implementación de una historia de usuari</text:span><text:span text:style-name="T46">o.</text:span></text:p>
      <text:p text:style-name="_34_._20_Contenido_20_">Las historias de usuario deben incluir criterios de aceptación y, a su vez, estos pueden convertirse en (borradores) pruebas de aceptación. Todo esto sucede a través de representantes comerciales, desarrolladores y testers que trabajan juntos en un taller de especificación. El taller no se trata solo de crear pruebas de aceptación. El objetivo real es comprender en colaboración lo que el software debe y no debe hacer.</text:p>
      <text:list xml:id="list164613991020732" text:continue-numbering="true" text:style-name="Numeración">
        <text:list-item>
          <text:list>
            <text:list-item>
              <text:list>
                <text:list-item>
                  <text:h text:style-name="P66" text:outline-level="3"><text:bookmark-start text:name="__RefHeading___Toc3214_2170670833"/>Desarrollo dirigido por comportamiento (BDD)<text:bookmark-end text:name="__RefHeading___Toc3214_2170670833"/></text:h>
                </text:list-item>
              </text:list>
            </text:list-item>
          </text:list>
        </text:list-item>
      </text:list>
      <text:p text:style-name="_34_._20_Contenido_20_">BDD (Behaviour-Driven Development) comienza desde el punto de vista de que los comportamientos del software son más fáciles de entender para las partes interesadas cuando participan en la creación de pruebas. La idea es, junto con todos los miembros del equipo, representantes comerciales e incluso clientes, definir los comportamientos del software. Esta definición puede ocurrir en un taller de especificación, luego, las pruebas se <text:soft-page-break/>basan en los comportamientos esperados y el desarrollador ejecuta estas pruebas todo el tiempo mientras desarrolla el códig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Walsh, Coleman, Cornanguer, &amp; Forgacs, 2017, p. 6)&quot;, &quot;manualFormatting&quot;: &quot;(Black et al., 2017, p. 6).&quot;, &quot;plainTextFormattedCitation&quot;: &quot;(Black, Walsh, Coleman, Cornanguer, &amp; Forgacs, 2017, p. 6)&quot;, &quot;previouslyFormattedCitation&quot;: &quot;(Black, Walsh, Coleman, Cornanguer, &amp; Forgacs, 2017, p. 6)&quot;}, &quot;properties&quot;: {&quot;noteIndex&quot;: 0}, &quot;schema&quot;: &quot;https://github.com/citation-style-language/schema/raw/master/csl-citation.json&quot;} RNDi0HUciMohS"/>(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Walsh, Coleman, Cornanguer, &amp; Forgacs, 2017, p. 6)&quot;, &quot;manualFormatting&quot;: &quot;(Black et al., 2017, p. 6).&quot;, &quot;plainTextFormattedCitation&quot;: &quot;(Black, Walsh, Coleman, Cornanguer, &amp; Forgacs, 2017, p. 6)&quot;, &quot;previouslyFormattedCitation&quot;: &quot;(Black, Walsh, Coleman, Cornanguer, &amp; Forgacs, 2017, p. 6)&quot;}, &quot;properties&quot;: {&quot;noteIndex&quot;: 0}, &quot;schema&quot;: &quot;https://github.com/citation-style-language/schema/raw/master/csl-citation.json&quot;} RNDi0HUciMohS"/>⁠</text:p>
      <text:p text:style-name="_34_._20_Contenido_20_">Esos quiere decir que en conjunto se debe definir las características que desean ver en el software antes de que el programador empiece a desarrollar las funcionalidades. </text:p>
      <text:p text:style-name="_34_._20_Contenido_20_">Pero lo más importante, BDD proporciona un lenguaje común basado en oraciones simples y estructuradas expresadas en el idioma nativo de las partes interesadas que facilitan la comunicación entre los miembros del equipo del proyecto y las partes interesadas del negoci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y4U14BEb0h"/>(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y4U14BEb0h"/>⁠</text:p>
      <text:p text:style-name="_34_._20_Contenido_20_">Uno de los formatos a definir con los colabodores es el dado/cuando/entonces, con ésto pueden ir definiendo los mismo cómo se deberá comportar el software y así tener un panorama de lo que se espera del software</text:p>
      <text:list xml:id="list164613784514729" text:continue-list="list164612662130271" text:style-name="Viñeta">
        <text:list-item>
          <text:p text:style-name="P72"><text:span text:style-name="Strong_20_Emphasis">Dado (Given): </text:span>Se especifica el escenario, las precondiciones.</text:p>
        </text:list-item>
        <text:list-item>
          <text:p text:style-name="P72"><text:span text:style-name="Strong_20_Emphasis">Cuando (When): </text:span>Las condiciones de las acciones que se van a ejecutar.</text:p>
        </text:list-item>
        <text:list-item>
          <text:p text:style-name="P72"><text:span text:style-name="Strong_20_Emphasis">Entonces (Then): </text:span>El resultado esperado, las validaciones a realizar.</text:p>
        </text:list-item>
      </text:list>
      <text:p text:style-name="P13"><draw:frame draw:style-name="fr4" draw:name="Marco1" text:anchor-type="paragraph" svg:width="11.46cm" draw:z-index="14"><draw:text-box fo:min-height="11.67cm"><text:p text:style-name="_35_._20_Figura_20_Titulo_20_1_20__28_Leyenda_29_"><draw:frame draw:style-name="fr7" draw:name="Imagen7" text:anchor-type="as-char" svg:width="11.46cm" style:rel-width="100%" svg:height="11.67cm" style:rel-height="scale" draw:z-index="15"><draw:image xlink:href="Pictures/100000000000023A0000022CB97F3DEF8FEE1214.png" xlink:type="simple" xlink:show="embed" xlink:actuate="onLoad" draw:mime-type="image/png"/></draw:frame><text:span text:style-name="T89"><text:line-break/></text:span>Figura <text:sequence text:ref-name="refFigure5" text:name="Figure" text:formula="ooow:Figure+1" style:num-format="1">6</text:sequence>: <text:span text:style-name="T62">Estructura de BDD</text:span></text:p></draw:text-box></draw:frame></text:p>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list xml:id="list164613931582922" text:continue-list="list164613991020732" text:style-name="Numeración">
        <text:list-item>
          <text:list>
            <text:list-item>
              <text:list>
                <text:list-item>
                  <text:h text:style-name="P61" text:outline-level="3"><text:bookmark-start text:name="__RefHeading___Toc3216_2170670833"/><text:span text:style-name="T51">Desarrollo dirigi</text:span><text:span text:style-name="T52">do por pruebas </text:span><text:span text:style-name="T51">(</text:span><text:span text:style-name="T52">T</text:span><text:span text:style-name="T51">DD</text:span><text:span text:style-name="T52">)</text:span><text:bookmark-end text:name="__RefHeading___Toc3216_2170670833"/></text:h>
                  <text:p text:style-name="P74">El desarrollo basado en pruebas es un método mediante el cual se crean pruebas unitarias, en pequeños pasos incrementales y, en los mismos pequeños pasos incrementales, se crea el código para cumplir con esas pruebas. 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 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 La fortaleza de TDD es que solo desarrolla el código mínimo que se requiere para pasar las pruebas unitarias existentes, y solo luego pasa a la siguiente prueba y código.</text:p>
                </text:list-item>
                <text:list-item>
                  <text:h text:style-name="P64" text:outline-level="3"><text:bookmark-start text:name="__RefHeading___Toc3218_2170670833"/>Rspec<text:bookmark-end text:name="__RefHeading___Toc3218_2170670833"/></text:h>
                </text:list-item>
              </text:list>
            </text:list-item>
          </text:list>
        </text:list-item>
      </text:list>
      <text:p text:style-name="_34_._20_Contenido_20_"><text:span text:style-name="T90">RSpec es una herramienta de desarrollo </text:span><text:span text:style-name="T91">dirigida</text:span><text:span text:style-name="T90"> por el comportamiento para programadores de Ruby. BDD es un enfoque para el desarrollo de software que combina el desarrollo </text:span><text:span text:style-name="T91">dirigido por</text:span><text:span text:style-name="T90"> pruebas, el diseño </text:span><text:span text:style-name="T91">dirigido</text:span><text:span text:style-name="T90"> </text:span><text:span text:style-name="T91">por</text:span><text:span text:style-name="T90"> dominios y la planificación </text:span><text:span text:style-name="T91">dirigido</text:span><text:span text:style-name="T90"> </text:span><text:span text:style-name="T91">por</text:span><text:span text:style-name="T90"> pruebas de aceptación </text:span><text:reference-mark-start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18)&quot;, &quot;plainTextFormattedCitation&quot;: &quot;(\u201cRSpec: Behaviour Driven Development for Ruby\u201d, 2018)&quot;, &quot;previouslyFormattedCitation&quot;: &quot;(\u201cRSpec: Behaviour Driven Development for Ruby\u201d, 2018)&quot;}, &quot;properties&quot;: {&quot;noteIndex&quot;: 0}, &quot;schema&quot;: &quot;https://github.com/citation-style-language/schema/raw/master/csl-citation.json&quot;} RNDgUsfmi17lW"/><text:span text:style-name="T92">(“RSpec: Behaviour Driven Development for Ruby”, 2018)</text:span><text:reference-mark-end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18)&quot;, &quot;plainTextFormattedCitation&quot;: &quot;(\u201cRSpec: Behaviour Driven Development for Ruby\u201d, 2018)&quot;, &quot;previouslyFormattedCitation&quot;: &quot;(\u201cRSpec: Behaviour Driven Development for Ruby\u201d, 2018)&quot;}, &quot;properties&quot;: {&quot;noteIndex&quot;: 0}, &quot;schema&quot;: &quot;https://github.com/citation-style-language/schema/raw/master/csl-citation.json&quot;} RNDgUsfmi17lW"/><text:span text:style-name="T91">Básicamente Rspec se enfoca </text:span><text:span text:style-name="T18">en el comportamiento de </text:span><text:span text:style-name="T19">la aplicación que está probando y no en cómo funciona.</text:span></text:p>
      <text:p text:style-name="Standard"/>
      <text:list xml:id="list164612606470613" text:continue-numbering="true" text:style-name="Numeración">
        <text:list-item>
          <text:list>
            <text:list-item>
              <text:h text:style-name="P52" text:outline-level="2"><text:bookmark-start text:name="__RefHeading___Toc3220_2170670833"/>Protocolos<text:bookmark-end text:name="__RefHeading___Toc3220_2170670833"/></text:h>
              <text:list>
                <text:list-item>
                  <text:h text:style-name="P68" text:outline-level="3"><text:bookmark-start text:name="__RefHeading___Toc3222_2170670833"/><text:soft-page-break/>Función de la capa de transporte<text:bookmark-end text:name="__RefHeading___Toc3222_2170670833"/></text:h>
                </text:list-item>
              </text:list>
            </text:list-item>
          </text:list>
        </text:list-item>
      </text:list>
      <text:p text:style-name="_34_._20_Contenido_20_">La capa de transporte es la encargada de entablar o establecer una sesión de comunicación entre dos softwares, y a su vez poder transmitir datos entre sí. Existen 2 tipos de protocolos de comunicación:</text:p>
      <text:list xml:id="list164613209373009" text:continue-list="list164613784514729" text:style-name="Viñeta">
        <text:list-item>
          <text:p text:style-name="P72">Protocolo de control de transmisión (TCP)</text:p>
        </text:list-item>
        <text:list-item>
          <text:p text:style-name="P72">Protocolo de datagramas de usuario (UDP</text:p>
        </text:list-item>
      </text:list>
      <text:list xml:id="list164614435628693" text:continue-list="list164612606470613" text:style-name="Numeración">
        <text:list-item>
          <text:list>
            <text:list-item>
              <text:list>
                <text:list-item>
                  <text:h text:style-name="P55" text:outline-level="3"><text:bookmark-start text:name="__RefHeading___Toc3224_2170670833"/>protocolo de control de transmisión <text:span text:style-name="T94">(TCP)</text:span><text:bookmark-end text:name="__RefHeading___Toc3224_2170670833"/></text:h>
                </text:list-item>
              </text:list>
            </text:list-item>
          </text:list>
        </text:list-item>
      </text:list>
      <text:p text:style-name="_34_._20_Contenido_20_">El protocolo de control de transmisión ('Transmission Control Protocol', TCP) está pensado para ser utilizado como un protocolo 'host' a 'host' muy fiable entre miembros de redes de comunicación de computadoras por intercambio de paquetes y en un sistema interconectado de tales redes. <text:reference-mark-start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l6nqW702Q2"/>(Claes Fornell and David F. Larcker, 1981, p. 1)<text:reference-mark-end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l6nqW702Q2"/>⁠. <text:s/></text:p>
      <text:p text:style-name="_34_._20_Contenido_20_">TCP utiliza los servicios de IP para su transporte por Internet, es un protocolo orientado a conexión. Esto significa que las dos aplicaciones envueltas en la comunicación (usualmente un cliente y un servidor), deben establecer previamente una comunicación antes de poder intercambiar datos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zafBZYWK0X"/>(Alvarez, 2014, p. 21). <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zafBZYWK0X"/></text:p>
      <text:p text:style-name="_34_._20_Contenido_20_">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KcIFDp1SXe"/>(ORACLE, 2010). <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KcIFDp1SXe"/>TCP asegura que cualquier información enviada a través de la red sea recibida por el otro sistema con la cual se estableció la comunicación, lo que lo hace muy confiable en su entrega.</text:p>
      <text:p text:style-name="_34_._20_Contenido_20_"><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iQlPrcp5D1"/>Gabriel Alvarez (2014)<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iQlPrcp5D1"/>⁠ meciona que la fiabilidad proporcionada por este protocolo viene dada principalmente por los siguientes aspectos: </text:p>
      <text:list xml:id="list1152273300" text:style-name="L1">
        <text:list-item>
          <text:p text:style-name="P76">Los datos a enviar son reagrupados por el protocolo en porciones denominadas segmentos [Ric98-1]. El tamaño de estos segmentos lo asigna el propio protocolo. </text:p>
        </text:list-item>
        <text:list-item>
          <text:p text:style-name="P76">Cuando en una conexión TCP se recibe un segmento completo, el receptor envía una respuesta de confirmación (Acknowledge) al emisor confirmando el número de <text:soft-page-break/>bytes correctos recibidos. De esta forma, el emisor da por correctos los bytes enviados y puede seguir enviando nuevos bytes.</text:p>
        </text:list-item>
        <text:list-item>
          <text:p text:style-name="P76">Cuando se envía un segmento se inicializa un temporizador (timer). De esta forma, si en un determinado plazo de tiempo no se recibe una confirmación (Acknowledge) de los datos enviados, estos se retransmiten. </text:p>
        </text:list-item>
        <text:list-item>
          <text:p text:style-name="P76">TCP incorpora un checksum para comprobar la validez de los datos recibidos. Si se recibe un segmento erróneo (fallo de checksum por ejemplo), no se envía una confirmación. De esta forma, el emisor retransmite los datos (bytes) otra <text:tab/>vez. </text:p>
        </text:list-item>
        <text:list-item>
          <text:p text:style-name="P76">Como IP no garantiza el orden de llegada de los datagramas, el protocolo TCP utiliza unos números de secuencia para asegurar la recepción en orden, evitando cambios de orden y/o duplicidades de los bytes recibidos. </text:p>
        </text:list-item>
        <text:list-item>
          <text:p text:style-name="P76">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text:p>
        </text:list-item>
      </text:list>
      <text:p text:style-name="Standard"><text:span text:style-name="T76">Para lograr todos los puntos de fiabilidad citados anteriormente TCP posee una cabecera un poco más complicada </text:span><text:span text:style-name="T77">(</text:span><text:span text:style-name="T78">V</text:span><text:span text:style-name="T77">er </text:span><text:span text:style-name="T77"><text:sequence-ref text:reference-format="category-and-value" text:ref-name="refFigure6">Figura 7</text:sequence-ref></text:span><text:span text:style-name="T77">)</text:span><text:span text:style-name="T76">.</text:span></text:p>
      <text:p text:style-name="_34_._20_Contenido_20_"><draw:frame draw:style-name="fr3" draw:name="Marco2" text:anchor-type="as-char" svg:width="16.337cm" draw:z-index="17"><draw:text-box fo:min-height="7.541cm"><text:p text:style-name="_35_._20_Figura_20_Titulo_20_1_20__28_Leyenda_29_"><draw:frame draw:style-name="fr6" draw:name="image12.png" text:anchor-type="as-char" svg:width="16.337cm" style:rel-width="100%" svg:height="7.541cm" style:rel-height="scale" draw:z-index="28"><draw:image xlink:href="Pictures/10000000000002460000011D0F7B373B13C9DC8A.png" xlink:type="simple" xlink:show="embed" xlink:actuate="onLoad" draw:mime-type="image/png"/></draw:frame><text:span text:style-name="T89"><text:line-break/></text:span>Figura <text:sequence text:ref-name="refFigure6" text:name="Figure" text:formula="ooow:Figure+1" style:num-format="1">7</text:sequence>: <text:span text:style-name="T62">Cabecera de un segmento TCP</text:span></text:p></draw:text-box></draw:frame></text:p>
      <text:list xml:id="list164613681151153" text:continue-list="list164614435628693" text:style-name="Numeración">
        <text:list-item>
          <text:list>
            <text:list-item>
              <text:list>
                <text:list-item>
                  <text:h text:style-name="P56" text:outline-level="3"><text:bookmark-start text:name="__RefHeading___Toc3226_2170670833"/><text:soft-page-break/>Protocolo de datagramas de usuario <text:span text:style-name="T93">(UDP)</text:span><text:bookmark-end text:name="__RefHeading___Toc3226_2170670833"/></text:h>
                </text:list-item>
              </text:list>
            </text:list-item>
          </text:list>
        </text:list-item>
      </text:list>
      <text:p text:style-name="_34_._20_Contenido_20_">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text:p>
      <text:p text:style-name="_34_._20_Contenido_20_">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 .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go1QevNuIx"/>(ORACLE, 2010)<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go1QevNuIx"/>⁠</text:p>
      <text:p text:style-name="_34_._20_Contenido_20_">UDP al ser un protocolo simple y no fiable, posee una cabecera mucho más sencilla que la del TCP (<text:span text:style-name="T101">V</text:span>er <text:sequence-ref text:reference-format="category-and-value" text:ref-name="refFigure7">Figura 8</text:sequence-ref>)</text:p>
      <text:p text:style-name="Standard"><draw:frame draw:style-name="fr3" draw:name="Marco3" text:anchor-type="as-char" svg:width="15.921cm" draw:z-index="18"><draw:text-box fo:min-height="5.115cm"><text:p text:style-name="_35_._20_Figura_20_Titulo_20_1_20__28_Leyenda_29_"><draw:frame draw:style-name="fr6" draw:name="image7.png" text:anchor-type="as-char" svg:width="15.921cm" style:rel-width="100%" svg:height="5.115cm" style:rel-height="scale" draw:z-index="19"><draw:image xlink:href="Pictures/10000000000002C1000000E2D366F84206648FC0.png" xlink:type="simple" xlink:show="embed" xlink:actuate="onLoad" draw:mime-type="image/png"/></draw:frame><text:span text:style-name="T89"><text:line-break/></text:span>Figura <text:sequence text:ref-name="refFigure7" text:name="Figure" text:formula="ooow:Figure+1" style:num-format="1">8</text:sequence>: <text:span text:style-name="T62">Cabecera de un datagrama UDP</text:span></text:p></draw:text-box></draw:frame></text:p>
      <text:p text:style-name="Standard"/>
      <text:p text:style-name="_34_._20_Contenido_20_">El número de puerto de origen y destino, se utiliza en la comunicación entre dos ordenadores para diferenciar las diferentes conexiones existentes. Si tenemos varias comunicaciones desde nuestro ordenador, al recibir un datagrama IP debemos saber a cual de las conexiones pertenece.</text:p>
      <text:p text:style-name="_34_._20_Contenido_20_">La longitud del datagrama UDP hace referencia al tamaño del datagrama en bytes, y engloba la cabecera <text:span text:style-name="T102">m</text:span><text:span text:style-name="T82">ás</text:span> los datos que transporta.</text:p>
      <text:p text:style-name="_34_._20_Contenido_20_"><text:soft-page-break/>El campo de checksum, sirve como método de control de los datos verificando que no hayan sido alterados los datos. Este checksum cubre tanto la cabecera UDP como los datos enviados. Si se detecta un error en el checksum, el datagrama es descartado sin ningún tipo de aviso.</text:p>
      <text:list xml:id="list164614627869381" text:continue-numbering="true" text:style-name="Numeración">
        <text:list-item>
          <text:list>
            <text:list-item>
              <text:list>
                <text:list-item>
                  <text:h text:style-name="P57" text:outline-level="3"><text:bookmark-start text:name="__RefHeading___Toc3228_2170670833"/>Protocolo de <text:span text:style-name="T94">copia segura (SCP)</text:span><text:bookmark-end text:name="__RefHeading___Toc3228_2170670833"/></text:h>
                </text:list-item>
              </text:list>
            </text:list-item>
          </text:list>
        </text:list-item>
      </text:list>
      <text:p text:style-name="_34_._20_Contenido_20_">La función Protocolo de copia segura (SCP) proporciona un método seguro y autenticado para copiar configuraciones de conmutadores o archivos de imágenes de conmutadores. SCP se basa en Secure Shell (SSH)</text:p>
      <text:list xml:id="list164613285382170" text:continue-numbering="true" text:style-name="Numeración">
        <text:list-item>
          <text:list>
            <text:list-item>
              <text:h text:style-name="P53" text:outline-level="2"><text:bookmark-start text:name="__RefHeading___Toc3230_2170670833"/>SOCkets<text:bookmark-end text:name="__RefHeading___Toc3230_2170670833"/></text:h>
            </text:list-item>
          </text:list>
        </text:list-item>
      </text:list>
      <text:p text:style-name="_34_._20_Contenido_20_">Hector Fúquene <text:reference-mark-start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y8IgI7GjOe"/>(2011)<text:reference-mark-end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y8IgI7GjOe"/>⁠ define al socket como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p. 49).</text:p>
      <text:p text:style-name="_34_._20_Contenido_20_">Un socket es también una dirección de Internet combinando una dirección IP y un número de puerto. Un socket es un punto final de un enlace de comunicación de dos vías entre dos programas que se ejecutan a través de la red (<text:span text:style-name="T100">Ver </text:span><text:span text:style-name="T100"><text:sequence-ref text:reference-format="category-and-value" text:ref-name="refFigure8">Figura 9</text:sequence-ref></text:span>) </text:p>
      <text:p text:style-name="Standard"><draw:frame draw:style-name="fr3" draw:name="Marco4" text:anchor-type="as-char" svg:width="16.26cm" draw:z-index="20"><draw:text-box fo:min-height="4.366cm"><text:p text:style-name="_35_._20_Figura_20_Titulo_20_1_20__28_Leyenda_29_"><draw:frame draw:style-name="fr6" draw:name="image3.png" text:anchor-type="as-char" svg:width="16.26cm" style:rel-width="100%" svg:height="4.366cm" style:rel-height="scale" draw:z-index="21"><draw:image xlink:href="Pictures/1000000000000217000000A5B48A2B8B528FC411.png" xlink:type="simple" xlink:show="embed" xlink:actuate="onLoad" draw:mime-type="image/png"/></draw:frame><text:span text:style-name="T89"><text:line-break/></text:span>Figura <text:sequence text:ref-name="refFigure8" text:name="Figure" text:formula="ooow:Figure+1" style:num-format="1">9</text:sequence>: <text:span text:style-name="T62">Comunicación entre sockets</text:span></text:p></draw:text-box></draw:frame></text:p>
      <text:list xml:id="list1386555312" text:style-name="WWNum5">
        <text:list-header>
          <text:p text:style-name="P79"/>
        </text:list-header>
      </text:list>
      <text:list xml:id="list164614448606722" text:continue-list="list164613285382170" text:style-name="Numeración">
        <text:list-item>
          <text:list>
            <text:list-item>
              <text:list>
                <text:list-item>
                  <text:h text:style-name="P69" text:outline-level="3"><text:bookmark-start text:name="__RefHeading___Toc3232_2170670833"/>Sockets según su orientación<text:bookmark-end text:name="__RefHeading___Toc3232_2170670833"/></text:h>
                </text:list-item>
              </text:list>
            </text:list-item>
          </text:list>
        </text:list-item>
      </text:list>
      <text:list xml:id="list164613203702324" text:continue-list="list164613209373009" text:style-name="Viñeta">
        <text:list-item>
          <text:p text:style-name="P72"><text:soft-page-break/>SOCKETS ORIENTADOS A LA CONEXIÓN (TCPSockets): Establece un camino virtual entre servidor y cliente, es fiable sin pérdidas de información ni duplicados, la información llega en el mismo orden que se envía. El cliente abre una sesión en el servidor y este guarda un estado del cliente. </text:p>
        </text:list-item>
        <text:list-item>
          <text:p text:style-name="P72">SOCKETS ORIENTADOS A LA NO CONEXIÓN (UDPSockets): Se envía datagramas de tamaño fijo a diferencia del TCPSocket éste no es fiable, puede haber pérdidas de información y también duplicados, <text:s/>la información puede llegar en distinto orden del que se envía. No se guarda ningún estado del cliente en el servidor, por ello, es más tolerante a fallos del sistema. </text:p>
        </text:list-item>
      </text:list>
      <text:list xml:id="list164612970668702" text:continue-list="list164614448606722" text:style-name="Numeración">
        <text:list-item>
          <text:list>
            <text:list-item>
              <text:list>
                <text:list-item>
                  <text:h text:style-name="P57" text:outline-level="3"><text:bookmark-start text:name="__RefHeading___Toc3234_2170670833"/><text:span text:style-name="T80">A</text:span><text:span text:style-name="T81">rquitectura cliente - servidor</text:span><text:bookmark-end text:name="__RefHeading___Toc3234_2170670833"/></text:h>
                </text:list-item>
              </text:list>
            </text:list-item>
          </text:list>
        </text:list-item>
      </text:list>
      <text:p text:style-name="_34_._20_Contenido_20_">Una arquitectura básica de sockets consiste de 2 programas: Un servidor y un Cliente.</text:p>
      <text:p text:style-name="_34_._20_Contenido_20_">Servidor corresponde a la instancia en que un proceso crea un socket. Cliente corresponde a la instancia en que un proceso se contecta a un socket que se ha creado en otro proceso. Una vez que el socket servidor está habilitado, escucha conexiones y las acepta según su capacidad definida al crearse. <text:reference-mark-start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Fsj4i3s3sr"/><text:span text:style-name="T37">(Pineda &amp; Méndez, 2019, p. 3)</text:span><text:reference-mark-end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Fsj4i3s3sr"/>⁠⁠</text:p>
      <text:p text:style-name="_34_._20_Contenido_20_">El servidor es el encargado de responder las peticiones de uno o más clientes (<text:span text:style-name="T98">V</text:span>er <text:sequence-ref text:reference-format="category-and-value" text:ref-name="refFigure9">Figura 10</text:sequence-ref>)</text:p>
      <text:p text:style-name="Standard"><draw:frame draw:style-name="fr2" draw:name="Marco5" text:anchor-type="paragraph" svg:x="1.879cm" svg:y="0.139cm" svg:width="11.247cm" draw:z-index="16"><draw:text-box fo:min-height="5.863cm"><text:p text:style-name="_35_._20_Figura_20_Titulo_20_1_20__28_Leyenda_29_"><draw:frame draw:style-name="fr7" draw:name="Imagen8" text:anchor-type="as-char" svg:width="11.247cm" style:rel-width="100%" svg:height="5.863cm" style:rel-height="scale" draw:z-index="23"><draw:image xlink:href="Pictures/10000000000001C4000001104572DFA56BCECC22.png" xlink:type="simple" xlink:show="embed" xlink:actuate="onLoad" draw:mime-type="image/png"/></draw:frame><text:span text:style-name="T89"><text:line-break/></text:span>Figura <text:sequence text:ref-name="refFigure9" text:name="Figure" text:formula="ooow:Figure+1" style:num-format="1">10</text:sequence>: <text:span text:style-name="T62">Ejemplo básico de Cliente-Servidor</text:span></text:p><text:p text:style-name="P34">Elaboración propia.</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list xml:id="list164614471161839" text:continue-numbering="true" text:style-name="Numeración">
        <text:list-item>
          <text:list>
            <text:list-item>
              <text:h text:style-name="P47" text:outline-level="2"><text:bookmark-start text:name="__RefHeading___Toc3236_2170670833"/>DIFUSIÓN DE DATOS<text:bookmark-end text:name="__RefHeading___Toc3236_2170670833"/></text:h>
              <text:list>
                <text:list-item>
                  <text:h text:style-name="P70" text:outline-level="3"><text:bookmark-start text:name="__RefHeading___Toc3238_2170670833"/><text:span text:style-name="T81">U</text:span><text:span text:style-name="T79">nidifusión (Unicast)</text:span><text:bookmark-end text:name="__RefHeading___Toc3238_2170670833"/></text:h>
                </text:list-item>
              </text:list>
            </text:list-item>
          </text:list>
        </text:list-item>
      </text:list>
      <text:p text:style-name="_34_._20_Contenido_20_"><text:span text:style-name="T68">El proceso de unidifusión es transmitir paquetes de datos al destino. En el momento de reenviar el paquete de datos, este método de transmisión de mensajes usa la dirección de destino en el paquete de datos para buscarlo en la tabla de enrutamiento.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xelQXMDZvO"/><text:span text:style-name="T39">(Kaur, Singh, &amp; Singh, 2016, p. 1).</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xelQXMDZvO"/><text:span text:style-name="T68">⁠</text:span></text:p>
      <text:p text:style-name="_34_._20_Contenido_20_"><text:span text:style-name="T72">Usando la técnica de unidifusión, </text:span><text:span text:style-name="T75">existe sólo un emisor y un receptor</text:span><text:span text:style-name="T72">. Si </text:span><text:span text:style-name="T75">algún emisor necesita o debe enviar un mensaje a varios destinos</text:span><text:span text:style-name="T72">, tendrá que enviar varios mensajes de unidifusión, </text:span><text:span text:style-name="T75">cada uno de esos mensajes debe ser dirigido a un destino.</text:span></text:p>
      <text:p text:style-name="_34_._20_Contenido_20_">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 <text:reference-mark-start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C85dk6k2cK"/>(Cicnavi, 2011)<text:reference-mark-end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C85dk6k2cK"/>.</text:p>
      <text:p text:style-name="Standard"/>
      <text:p text:style-name="Standard"><draw:frame draw:style-name="fr1" draw:name="Marco6" text:anchor-type="as-char" svg:width="13.691cm" style:rel-width="100%" svg:height="6.694cm" style:rel-height="scale-min" draw:z-index="24"><draw:text-box><text:p text:style-name="_35_._20_Figura_20_Titulo_20_1_20__28_Leyenda_29_"><draw:frame draw:style-name="fr6" draw:name="Imagen1" text:anchor-type="as-char" svg:width="13.691cm" style:rel-width="100%" svg:height="6.694cm" style:rel-height="scale" draw:z-index="25"><draw:image xlink:href="Pictures/10000000000001EA00000119CA919DB2B258B637.png" xlink:type="simple" xlink:show="embed" xlink:actuate="onLoad" draw:mime-type="image/png"/></draw:frame><text:span text:style-name="T89"><text:line-break/></text:span>Figura <text:sequence text:ref-name="refFigure10" text:name="Figure" text:formula="ooow:Figure+1" style:num-format="1">11</text:sequence>: <text:span text:style-name="T62">Env</text:span><text:span text:style-name="T99">í</text:span><text:span text:style-name="T62">o de paquete, utilizando la técnica Unicast</text:span></text:p><text:p text:style-name="P34">Elaboración propia.</text:p></draw:text-box></draw:frame></text:p>
      <text:list xml:id="list164613992269393" text:continue-numbering="true" text:style-name="Numeración">
        <text:list-item>
          <text:list>
            <text:list-item>
              <text:list>
                <text:list-item>
                  <text:h text:style-name="P71" text:outline-level="3"><text:bookmark-start text:name="__RefHeading___Toc3240_2170670833"/>Multidifusión (Multicast)<text:bookmark-end text:name="__RefHeading___Toc3240_2170670833"/></text:h>
                </text:list-item>
              </text:list>
            </text:list-item>
          </text:list>
          <text:p text:style-name="P73"><text:soft-page-break/><text:span text:style-name="T96">Primeramente es importante decifinir </text:span>IGMP (Internet Group Managment Protocol) <text:span text:style-name="T95">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73"><text:span text:style-name="T21">Ya que definimos IGMP podemos proseguir con Multicast. </text:span><text:span text:style-name="T20">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as en recibir los datos que fluyen a un grupo en particular deben unirse al grupo utilizando IGMP.</text:span></text:p>
        </text:list-item>
        <text:list-item>
          <text:h text:style-name="P46" text:outline-level="1"><text:bookmark-start text:name="__RefHeading___Toc386_1321737621"/>Conclusi<text:span text:style-name="T9">ón</text:span><text:bookmark-end text:name="__RefHeading___Toc386_1321737621"/></text:h>
        </text:list-item>
      </text:list>
      <text:p text:style-name="_34_._20_Contenido_20_">Con el uso del sistema y su arquitectura distribuida con computadoras interconectadas entre sí mediante red local utilizando por lo menos dos computadoras, fue posible reducir el tiempo de ejecución y obtención de resultados de las pruebas unitarias.</text:p>
      <text:list xml:id="list164614465024909" text:continue-numbering="true" text:style-name="Numeración">
        <text:list-header>
          <text:p text:style-name="P43"><text:bookmark-start text:name="__RefHeading___Toc386_1321737622"/>Referencia Biblogr<text:span text:style-name="T9">áfica</text:span><text:bookmark-end text:name="__RefHeading___Toc386_1321737622"/></text:p>
          <text:p text:style-name="P43"><text:bookmark-start text:name="__RefHeading___Toc386_13217376221"/>Anexo<text:bookmark-end text:name="__RefHeading___Toc386_13217376221"/></text:p>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Han Sans CN" svg:font-family="'Source Han Sans CN'" style:font-family-generic="system" style:font-pitch="variable"/>
    <style:font-face style:name="Times" svg:font-family="Times" style:font-family-generic="roman"/>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pitch="variable"/>
    <style:font-face style:name="Times New Roman4" svg:font-family="'Times New Roman'" style:font-adornments="Italic" style:font-family-generic="roman" style:font-pitch="variable"/>
    <style:font-face style:name="Times New Roman5" svg:font-family="'Times New Roman'" style:font-adornments="Regular" style:font-family-generic="roman"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Y"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PY"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style: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style: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style:contextual-spacing="false"/>
      <style:text-properties fo:text-transform="uppercase" style:font-name="Times New Roman3"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style:contextual-spacing="false"/>
      <style:text-properties fo:text-transform="uppercase" style:font-name="Times New Roman4"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style:contextual-spacing="false"/>
      <style:text-properties fo:text-transform="capitalize" style:font-name="Times New Roman3"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style: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style: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style: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style:contextual-spacing="false" fo:text-align="center" style:justify-single-word="false"/>
      <style:text-properties fo:font-variant="small-caps" style:font-name="Times New Roman3"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style:contextual-spacing="false" fo:text-align="center" style:justify-single-word="false"/>
      <style:text-properties fo:text-transform="capitalize" style:font-name="Times New Roman4"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3"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3"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5"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5"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5"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4"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3"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5"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3"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style:contextual-spacing="false" fo:text-align="center" style:justify-single-word="false"/>
      <style:text-properties fo:text-transform="uppercase" style:font-name="Times New Roman4"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style:contextual-spacing="false" fo:text-align="justify" style:justify-single-word="false"/>
      <style:text-properties style:font-name="Times New Roman3"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5"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5"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style:contextual-spacing="false"/>
      <style:text-properties style:font-name="Times New Roman3"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style:contextual-spacing="false"/>
      <style:text-properties style:font-name="Times New Roman5"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style: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style:contextual-spacing="false" fo:text-align="center" style:justify-single-word="false"/>
      <style:text-properties style:font-name="Times New Roman3"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style:contextual-spacing="false" fo:text-align="center" style:justify-single-word="false"/>
      <style:text-properties style:font-name="Times New Roman3"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style:contextual-spacing="false"/>
      <style:text-properties style:font-name="Times New Roman3"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style:contextual-spacing="false"/>
      <style:text-properties style:font-name="Times New Roman3"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style:contextual-spacing="false"/>
      <style:text-properties style:font-name="Times New Roman5"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n">
      <text:list-level-style-number text:level="1" text:style-name="Numbering_20_Symbols" loext:num-list-format="%1%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loext:num-list-format="%1%.%2%.%3%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loext:num-list-format="%1%.%2%.%3%.%4%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loext:num-list-format="%1%.%2%.%3%.%4%.%5% "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loext:num-list-format="%1%.%2%.%3%.%4%.%5%.%6% "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loext:num-list-format="%1%.%2%.%3%.%4%.%5%.%6%.%7% "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loext:num-list-format="%1%.%2%.%3%.%4%.%5%.%6%.%7%.%8%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loext:num-list-format="%1%.%2%.%3%.%4%.%5%.%6%.%7%.%8%.%9%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loext:num-list-format="%1%.%2%.%3%.%4%.%5%.%6%.%7%.%8%.%9%.%10% "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PY">
      <number:number number:min-integer-digits="1"/>
    </number:number-style>
    <number:text-style style:name="N10100" number:language="es" number:country="PY">
      <number:text-content/>
    </number:text-style>
    <number:date-style style:name="N132">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31P0" style:volatile="true">
      <number:currency-symbol number:language="en" number:country="US">$</number:currency-symbol>
      <number:number number:decimal-places="2" number:min-decimal-places="2" number:min-integer-digits="1" number:grouping="true"/>
    </number:currency-style>
    <number:currency-style style:name="N131">
      <number:text>-</number:text>
      <number:currency-symbol number:language="en" number:country="US">$</number:currency-symbol>
      <number:number number:decimal-places="2" number:min-decimal-places="2" number:min-integer-digits="1" number:grouping="true"/>
      <style:map style:condition="value()&gt;=0" style:apply-style-name="N131P0"/>
    </number:currency-style>
    <number:currency-style style:name="N130P0" style:volatile="true">
      <number:currency-symbol number:language="en" number:country="US">$</number:currency-symbol>
      <number:number number:decimal-places="2" number:min-decimal-places="0" number:min-integer-digits="1" number:decimal-replacement="--" number:grouping="true"/>
    </number:currency-style>
    <number:currency-style style:name="N130">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30P0"/>
    </number:currency-style>
    <number:currency-style style:name="N128P0" style:volatile="true">
      <number:currency-symbol number:language="en" number:country="US">$</number:currency-symbol>
      <number:number number:decimal-places="2" number:min-decimal-places="2" number:min-integer-digits="1" number:grouping="true"/>
    </number:currency-style>
    <number:currency-style style:name="N12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8P0"/>
    </number:currency-style>
    <number:number-style style:name="N126P0" style:volatile="true">
      <number:number number:decimal-places="2" number:min-decimal-places="2" number:min-integer-digits="1" number:grouping="true"/>
      <number:text> </number:text>
    </number:number-style>
    <number:number-style style:name="N126">
      <number:text>(</number:text>
      <number:number number:decimal-places="2" number:min-decimal-places="2" number:min-integer-digits="1" number:grouping="true"/>
      <number:text>)</number:text>
      <style:map style:condition="value()&gt;=0" style:apply-style-name="N126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date-style style:name="N122">
      <number:month number:calendar="jewish" number:style="long" number:textual="true"/>
      <number:text> </number:text>
      <number:year number:calendar="jewish" number:style="long"/>
    </number:date-style>
    <number:date-style style:name="N121">
      <number:month number:calendar="jewish" number:style="long" number:textual="true"/>
      <number:text> </number:text>
      <number:day number:calendar="jewish"/>
    </number:date-style>
    <number:currency-style style:name="N120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0">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0P0"/>
    </number:currency-style>
    <number:date-style style:name="N118">
      <number:day number:calendar="jewish"/>
      <number:text> </number:text>
      <number:month number:calendar="jewish" number:style="long" number:textual="true"/>
    </number:date-style>
    <number:currency-style style:name="N117P0" style:volatile="true">
      <number:currency-symbol number:language="en" number:country="US">$</number:currency-symbol>
      <number:number number:decimal-places="0" number:min-decimal-places="0" number:min-integer-digits="1" number:grouping="true"/>
    </number:currency-style>
    <number:currency-style style:name="N117">
      <number:text>-</number:text>
      <number:currency-symbol number:language="en" number:country="US">$</number:currency-symbol>
      <number:number number:decimal-places="0" number:min-decimal-places="0" number:min-integer-digits="1" number:grouping="true"/>
      <style:map style:condition="value()&gt;=0" style:apply-style-name="N117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date-style style:name="N114">
      <number:month number:calendar="jewish" number:style="long" number:textual="true"/>
      <number:text> </number:text>
      <number:day number:calendar="jewish"/>
      <number:text> </number:text>
      <number:year number:calendar="jewish" number:style="long"/>
    </number:date-style>
    <number:date-style style:name="N113">
      <number:day number:calendar="jewish"/>
      <number:text> </number:text>
      <number:month number:calendar="jewish" number:style="long" number:textual="true"/>
      <number:text> </number:text>
      <number:year number:calendar="jewish" number:style="long"/>
    </number:date-style>
    <number:date-style style:name="N11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0P0" style:volatile="true">
      <number:currency-symbol number:language="en" number:country="US">$</number:currency-symbol>
      <number:number number:decimal-places="0" number:min-decimal-places="0" number:min-integer-digits="1" number:grouping="true"/>
    </number:currency-style>
    <number:currency-style style:name="N110">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0P0"/>
    </number:currency-style>
    <number:date-style style:name="N108">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07">
      <number:month number:calendar="jewish" number:style="long" number:textual="true"/>
    </number:date-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agina_20_por_20_Defecto" style:display-name="Pagina por Defecto" style:page-layout-name="Mpm2" draw:style-name="Mdp1">
      <style:header>
        <text:p text:style-name="MP1"><text:s text:c="29"/>Desarrollo de un Sistema para la ejecución distribuida de pruebas unitarias <text:s text:c="12"/><text:page-number text:select-page="current">39</text:page-number></text:p>
        <text:p text:style-name="MP2"><text:s/>de aplicaciones Ruby on Rails utilizando la librería Rspec</text:p>
        <text:p text:style-name="MP3"/>
      </style:header>
      <style:footer>
        <text:p text:style-name="MP4">Rodrigo Fernández <text:s text:c="113"/>Leslie L<text:span text:style-name="MT1">ó</text:span>pez</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Primera_20_Pagina" style:display-name="Primera Pagina" style:page-layout-name="Mpm9" draw:style-name="Mdp1" style:next-style-name="Pagina_20_por_20_Defecto"/>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2T23:13:52.354485424</meta:creation-date>
    <meta:generator>LibreOffice/7.3.1.3$Linux_X86_64 LibreOffice_project/30$Build-3</meta:generator>
    <meta:editing-duration>PT5H48M28S</meta:editing-duration>
    <meta:editing-cycles>81</meta:editing-cycles>
    <dc:date>2022-03-17T16:46:12.248456483</dc:date>
    <dc:creator>Rodrigo Fernández</dc:creator>
    <meta:document-statistic meta:table-count="1" meta:image-count="11" meta:object-count="6" meta:page-count="41" meta:paragraph-count="322" meta:word-count="6331" meta:character-count="40625" meta:non-whitespace-character-count="34317"/>
    <meta:user-defined meta:name="Mendeley Citation Style_1">http://csl.mendeley.com/styles/475141341/apa-en-doi-prefix-doi-only</meta:user-defined>
    <meta:user-defined meta:name="Mendeley Document_1">True</meta:user-defined>
    <meta:user-defined meta:name="Mendeley Unique User Id_1">1c514c6d-cf71-3055-b9aa-6830100697db</meta:user-defined>
  </office:meta>
</office:document-meta>
</file>